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Tahoma" svg:font-family="Tahoma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0.213cm" fo:margin-left="3.106cm" fo:margin-top="0cm" fo:margin-bottom="0cm" table:align="left" style:writing-mode="lr-tb"/>
    </style:style>
    <style:style style:name="Table1.A" style:family="table-column">
      <style:table-column-properties style:column-width="1.399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194cm"/>
    </style:style>
    <style:style style:name="Table1.E" style:family="table-column">
      <style:table-column-properties style:column-width="0.289cm"/>
    </style:style>
    <style:style style:name="Table1.F" style:family="table-column">
      <style:table-column-properties style:column-width="2.402cm"/>
    </style:style>
    <style:style style:name="Table1.G" style:family="table-column">
      <style:table-column-properties style:column-width="2.1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F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13.702cm" fo:margin-left="1.254cm" fo:margin-top="0cm" fo:margin-bottom="0cm" table:align="left" style:writing-mode="lr-tb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191cm"/>
    </style:style>
    <style:style style:name="Table2.C" style:family="table-column">
      <style:table-column-properties style:column-width="1.109cm"/>
    </style:style>
    <style:style style:name="Table2.D" style:family="table-column">
      <style:table-column-properties style:column-width="1.004cm"/>
    </style:style>
    <style:style style:name="Table2.F" style:family="table-column">
      <style:table-column-properties style:column-width="3.306cm"/>
    </style:style>
    <style:style style:name="Table2.G" style:family="table-column">
      <style:table-column-properties style:column-width="1.083cm"/>
    </style:style>
    <style:style style:name="Table2.H" style:family="table-column">
      <style:table-column-properties style:column-width="1.217cm"/>
    </style:style>
    <style:style style:name="Table2.I" style:family="table-column">
      <style:table-column-properties style:column-width="1.295cm"/>
    </style:style>
    <style:style style:name="Table2.J" style:family="table-column">
      <style:table-column-properties style:column-width="1.305cm"/>
    </style:style>
    <style:style style:name="Table2.1" style:family="table-row">
      <style:table-row-properties style:min-row-height="0.9cm" fo:keep-together="auto"/>
    </style:style>
    <style:style style:name="Table2.A1" style:family="table-cell">
      <style:table-cell-properties fo:background-color="#ffffff" fo:padding="0.097cm" fo:border-left="none" fo:border-right="0.25pt solid #000001" fo:border-top="none" fo:border-bottom="none">
        <style:background-image/>
      </style:table-cell-properties>
    </style:style>
    <style:style style:name="Table2.B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E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2.F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2.2" style:family="table-row">
      <style:table-row-properties style:min-row-height="0.12cm" fo:keep-together="auto"/>
    </style:style>
    <style:style style:name="Table2.A2" style:family="table-cell">
      <style:table-cell-properties fo:background-color="#ffffff" fo:padding="0.097cm" fo:border="none">
        <style:background-image/>
      </style:table-cell-properties>
    </style:style>
    <style:style style:name="Table2.B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2.E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2.3" style:family="table-row">
      <style:table-row-properties style:min-row-height="1.154cm" fo:keep-together="auto"/>
    </style:style>
    <style:style style:name="Table2.A3" style:family="table-cell">
      <style:table-cell-properties fo:background-color="#ffffff" fo:padding="0.097cm" fo:border="none">
        <style:background-image/>
      </style:table-cell-properties>
    </style:style>
    <style:style style:name="Table2.4" style:family="table-row">
      <style:table-row-properties style:min-row-height="1.095cm" fo:keep-together="auto"/>
    </style:style>
    <style:style style:name="Table2.A4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8.491cm" fo:margin-left="3.741cm" fo:margin-top="0cm" fo:margin-bottom="0cm" table:align="left" style:writing-mode="lr-tb"/>
    </style:style>
    <style:style style:name="Table3.A" style:family="table-column">
      <style:table-column-properties style:column-width="1.542cm"/>
    </style:style>
    <style:style style:name="Table3.B" style:family="table-column">
      <style:table-column-properties style:column-width="1.699cm"/>
    </style:style>
    <style:style style:name="Table3.C" style:family="table-column">
      <style:table-column-properties style:column-width="2.54cm"/>
    </style:style>
    <style:style style:name="Table3.D" style:family="table-column">
      <style:table-column-properties style:column-width="2.71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3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3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style:text-position="0% 100%" fo:font-size="12pt" style:font-size-asian="12pt"/>
    </style:style>
    <style:style style:name="P2" style:family="paragraph" style:parent-style-name="Standard">
      <style:text-properties style:text-position="0% 100%" fo:font-size="12pt" fo:background-color="#ff420e" style:font-size-asian="12pt"/>
    </style:style>
    <style:style style:name="P3" style:family="paragraph" style:parent-style-name="Standard">
      <style:text-properties style:text-position="sub 58%"/>
    </style:style>
    <style:style style:name="P4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1"/>
    </style:style>
    <style:style style:name="P5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1"/>
      <style:text-properties style:text-position="0% 100%" fo:font-size="12pt" style:font-size-asian="12pt"/>
    </style:style>
    <style:style style:name="P6" style:family="paragraph" style:parent-style-name="Text_20_body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1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text-properties style:text-position="0% 100%"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text-position="0% 100%" fo:font-size="14pt" style:font-size-asian="14pt" style:font-size-complex="14pt"/>
    </style:style>
    <style:style style:name="P10" style:family="paragraph" style:parent-style-name="Text_20_body">
      <style:text-properties style:text-position="0% 100%" fo:font-size="12pt" style:font-size-asian="12pt"/>
    </style:style>
    <style:style style:name="P11" style:family="paragraph" style:parent-style-name="Text_20_body">
      <style:paragraph-properties fo:line-height="100%"/>
      <style:text-properties style:text-position="sub 58%" fo:font-size="14pt" style:font-size-asian="14pt" style:font-size-complex="14pt"/>
    </style:style>
    <style:style style:name="P12" style:family="paragraph" style:parent-style-name="Text_20_body">
      <style:text-properties fo:font-size="13pt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text-position="sub 58%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text-properties style:text-position="0% 100%" fo:font-size="12pt" fo:background-color="#ffff00" style:font-size-asian="12pt"/>
    </style:style>
    <style:style style:name="P17" style:family="paragraph" style:parent-style-name="Standard">
      <style:text-properties fo:background-color="#ffff00"/>
    </style:style>
    <style:style style:name="P18" style:family="paragraph" style:parent-style-name="Title" style:master-page-name="Standard">
      <style:paragraph-properties fo:margin-top="0.423cm" fo:margin-bottom="0.212cm" style:contextual-spacing="false" style:page-number="auto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style:text-position="sub 58%" fo:font-size="14pt" fo:background-color="#ffff00" loext:char-shading-value="0" style:font-size-asian="14pt" style:font-size-complex="14pt"/>
    </style:style>
    <style:style style:name="T5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T6" style:family="text">
      <style:text-properties style:text-position="sub 58%" fo:background-color="#ffff00" loext:char-shading-value="0"/>
    </style:style>
    <style:style style:name="T7" style:family="text">
      <style:text-properties style:text-position="sub 58%" fo:font-size="12pt" style:font-size-asian="12pt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background-color="#ff420e" loext:char-shading-value="0"/>
    </style:style>
    <style:style style:name="T10" style:family="text">
      <style:text-properties style:text-position="sub 58%" officeooo:rsid="000c518d"/>
    </style:style>
    <style:style style:name="T11" style:family="text">
      <style:text-properties style:text-position="0% 100%" fo:font-size="14pt" style:font-size-asian="14pt" style:font-size-complex="14pt"/>
    </style:style>
    <style:style style:name="T12" style:family="text">
      <style:text-properties style:text-position="0% 100%" fo:font-size="14pt" fo:background-color="#ffff00" loext:char-shading-value="0" style:font-size-asian="14pt" style:font-size-complex="14pt"/>
    </style:style>
    <style:style style:name="T1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0% 100%" fo:font-size="12pt" style:font-size-asian="12pt"/>
    </style:style>
    <style:style style:name="T15" style:family="text">
      <style:text-properties style:text-position="0% 100%" fo:font-size="12pt" style:font-size-asian="12pt" style:font-size-complex="12pt"/>
    </style:style>
    <style:style style:name="T16" style:family="text">
      <style:text-properties style:text-position="0% 100%" fo:font-size="12pt" fo:background-color="#ffff00" loext:char-shading-value="0" style:font-size-asian="12pt"/>
    </style:style>
    <style:style style:name="T17" style:family="text">
      <style:text-properties style:text-position="0% 100%" fo:font-size="12pt" fo:background-color="#ff420e" loext:char-shading-value="0" style:font-size-asian="12pt"/>
    </style:style>
    <style:style style:name="T18" style:family="text">
      <style:text-properties style:text-position="0% 100%" fo:font-size="10pt" style:font-size-asian="10pt" style:font-size-complex="10pt"/>
    </style:style>
    <style:style style:name="T19" style:family="text">
      <style:text-properties style:text-position="0% 100%" officeooo:rsid="000908a8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ize="14pt" style:font-size-asian="14pt" style:font-size-complex="14pt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text-position="super 58%" fo:font-size="12pt" fo:background-color="#ffff00" loext:char-shading-value="0" style:font-size-asian="12pt"/>
    </style:style>
    <style:style style:name="T25" style:family="text">
      <style:text-properties style:text-position="super 58%" fo:background-color="#ffff00" loext:char-shading-value="0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officeooo:rsid="000908a8"/>
    </style:style>
    <style:style style:name="T28" style:family="text">
      <style:text-properties officeooo:rsid="000aa7c7"/>
    </style:style>
    <style:style style:name="T29" style:family="text">
      <style:text-properties officeooo:rsid="000c518d"/>
    </style:style>
    <style:style style:name="T30" style:family="text">
      <style:text-properties officeooo:rsid="000c7604"/>
    </style:style>
    <style:style style:name="T31" style:family="text">
      <style:text-properties fo:background-color="#ffff00" loext:char-shading-value="0"/>
    </style:style>
    <style:style style:name="T32" style:family="text">
      <style:text-properties style:text-position="-33% 58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cm" svg:stroke-color="#3465a4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ffffff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ffffff" draw:stroke-linejoin="miter" draw:fill="solid" draw:fill-color="#ffffff" draw:textarea-vertical-align="top" fo:min-height="0.499cm" fo:min-width="1.6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3465a4" draw:stroke-linejoin="miter" draw:fill="solid" draw:fill-color="#729fcf" draw:textarea-vertical-align="top" fo:min-height="0.96cm" fo:min-width="0.28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3465a4" draw:marker-start="msArrowEnd_20_5" draw:marker-start-width="0.21cm" draw:marker-start-center="false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ed_20__28_var_29__20_4" svg:stroke-width="0cm" svg:stroke-color="#ff420e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3465a4" draw:stroke-linejoin="round" draw:fill="solid" draw:fill-color="#ff950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ed_20__28_var_29__20_4" svg:stroke-width="0cm" svg:stroke-color="#ff420e" draw:marker-end="msArrowEnd_20_5" draw:marker-end-width="0.21cm" draw:marker-end-center="false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3465a4" draw:stroke-linejoin="round" draw:fill="solid" draw:fill-color="#729fc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cm" fo:min-width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950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cm" fo:min-width="0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 style:list-style-name="L3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 style:list-style-name="L4">
      <style:graphic-properties draw:stroke="solid" draw:stroke-dash="Dashed_20__28_var_29__20_5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 style:list-style-name="L5">
      <style:graphic-properties draw:stroke="solid" draw:stroke-dash="Dashed_20__28_var_29__20_6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 style:list-style-name="L6">
      <style:graphic-properties draw:stroke="solid" draw:stroke-dash="Dashed_20__28_var_29__20_6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marker-start="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ssignmet 3</text:p>
      <text:p text:style-name="Text_20_body"/>
      <text:p text:style-name="Text_20_body"/>
      <text:p text:style-name="P7">1. (Chapter 3) Represent X=−6 and A=−7 in 4-bit 2’s complement representation and then use sequential multiplication algorithm to obtain the product X·A. (12 marks)</text:p>
      <text:p text:style-name="P7"><text:s/></text:p>
      <text:p text:style-name="Text_20_body"><text:span text:style-name="T1">Ans.) <text:s text:c="2"/>A= (-7)</text:span><text:span text:style-name="T3">10 </text:span><text:span text:style-name="T11">= <text:s/>( <text:s text:c="3"/>1 <text:s text:c="4"/>0 <text:s text:c="5"/>0 <text:s text:c="3"/>1 <text:s text:c="2"/>)</text:span><text:span text:style-name="T3">2's complement</text:span></text:p>
      <text:p text:style-name="Text_20_body"><text:span text:style-name="T3"><text:s text:c="20"/></text:span><text:span text:style-name="T11">X= (-6)</text:span><text:span text:style-name="T3">10 </text:span><text:span text:style-name="T11">= <text:s/>( <text:s text:c="3"/>1 <text:s text:c="4"/>0 <text:s text:c="5"/>1 <text:s text:c="3"/>0 <text:s/>)</text:span><text:span text:style-name="T3">2's complement</text:span></text:p>
      <text:p text:style-name="P11"><text:s text:c="52"/>---------------------------------------------------------------------------</text:p>
      <text:p text:style-name="Text_20_body"><text:span text:style-name="T3"><text:s text:c="33"/></text:span><text:span text:style-name="T11">P(0)</text:span><text:span text:style-name="T3"> <text:s text:c="3"/></text:span><text:span text:style-name="T11">=</text:span><text:span text:style-name="T3"> <text:s text:c="10"/></text:span><text:span text:style-name="T11">0 <text:s text:c="5"/>0 <text:s text:c="5"/>0 <text:s text:c="4"/>0</text:span><text:span text:style-name="T3"> <text:s text:c="5"/></text:span><text:span text:style-name="T11">|</text:span><text:span text:style-name="T3"> <text:s text:c="23"/></text:span></text:p>
      <text:p text:style-name="Text_20_body"><text:span text:style-name="T11">x</text:span><text:span text:style-name="T3">0 </text:span><text:span text:style-name="T11">=0</text:span><text:span text:style-name="T1"> =&gt; Add 0 <text:s text:c="2"/>= <text:s text:c="7"/>0 <text:s text:c="4"/>0 <text:s text:c="5"/>0 <text:s text:c="5"/>0 <text:s text:c="2"/>|</text:span></text:p>
      <text:p text:style-name="P12"><text:s text:c="32"/>-----------------------------|------------------</text:p>
      <text:p text:style-name="Text_20_body"><text:span text:style-name="T20"><text:s text:c="36"/></text:span><text:span text:style-name="T1"><text:s text:c="3"/>0 <text:s text:c="5"/>0 <text:s text:c="5"/>0 <text:s text:c="4"/>0 <text:s text:c="3"/>|</text:span></text:p>
      <text:p text:style-name="P7">Shift to get P(1) <text:s/>= <text:s text:c="6"/>0 <text:s text:c="5"/>0 <text:s text:c="5"/>0 <text:s text:c="4"/>0 <text:s text:c="3"/>| <text:s/>0</text:p>
      <text:p text:style-name="Text_20_body"><text:span text:style-name="T1">x</text:span><text:span text:style-name="T3">1 </text:span><text:span text:style-name="T11">= 1 =&gt; Add A <text:s/>= <text:s text:c="6"/>1</text:span><text:span text:style-name="T1"> <text:s text:c="5"/>0 <text:s text:c="5"/>0 <text:s text:c="4"/>1 <text:s text:c="3"/>| <text:s text:c="17"/></text:span></text:p>
      <text:p text:style-name="P7"><text:s text:c="32"/>------------------------- |----------------</text:p>
      <text:p text:style-name="P7"><text:s text:c="37"/>1 <text:s text:c="5"/>0 <text:s text:c="5"/>0 <text:s text:c="4"/>1 <text:s text:c="3"/>| <text:s/>0</text:p>
      <text:p text:style-name="P7"><text:s/>Shift to get P(2) = <text:s text:c="6"/>1 <text:s text:c="5"/>1 <text:s text:c="5"/>0 <text:s text:c="4"/>0 <text:s text:c="3"/>| <text:s/>1 <text:s text:c="4"/>0</text:p>
      <text:p text:style-name="Text_20_body"><text:span text:style-name="T1">x</text:span><text:span text:style-name="T3">2 </text:span><text:span text:style-name="T11">= 0 =&gt; Add 0 <text:s/>= <text:s text:c="7"/>0 <text:s text:c="5"/>0 <text:s text:c="4"/>0 <text:s text:c="4"/>0 <text:s text:c="4"/>|</text:span></text:p>
      <text:p text:style-name="P9"><text:s text:c="32"/>------------------------- |----------------</text:p>
      <text:p text:style-name="Text_20_body"><text:span text:style-name="T11"><text:s text:c="37"/>1 <text:s text:c="5"/>1</text:span><text:span text:style-name="T1"> <text:s text:c="4"/>0 <text:s text:c="4"/>0 <text:s text:c="4"/>| <text:s/>1 <text:s text:c="4"/>0</text:span></text:p>
      <text:p text:style-name="P7"><text:s/>Shift to get P(3) <text:s/>= <text:s text:c="5"/>1 <text:s text:c="5"/>1 <text:s text:c="4"/>1 <text:s text:c="5"/>0 <text:s text:c="3"/>| <text:s/>0 <text:s text:c="4"/>1 <text:s text:c="4"/>0</text:p>
      <text:p text:style-name="Text_20_body"><text:span text:style-name="T1">x</text:span><text:span text:style-name="T3">3 </text:span><text:span text:style-name="T11">= 1 =&gt; Add (-A) = <text:s text:c="3"/>0 <text:s text:c="5"/>1 <text:s text:c="4"/>1 <text:s text:c="4"/>1 <text:s text:c="4"/>|</text:span></text:p>
      <text:p text:style-name="P9">Correction term <text:s text:c="7"/>------------------------ |-----------------</text:p>
      <text:p text:style-name="Text_20_body"><text:span text:style-name="T11"><text:s text:c="36"/>0 <text:s text:c="5"/>1 <text:s text:c="3"/>0 <text:s text:c="4"/>1 <text:s text:c="6"/>| <text:s/>0 <text:s text:c="4"/>1 <text:s text:c="4"/>0 <text:s/>= <text:s/>2</text:span><text:span text:style-name="T22">-3 <text:s/></text:span><text:span text:style-name="T11">* (42)</text:span></text:p>
      <text:p text:style-name="P9"><text:s text:c="32"/>--------------------------</text:p>
      <text:p text:style-name="P7"/>
      <text:p text:style-name="Text_20_body"><text:span text:style-name="T11">Hence, <text:s/></text:span><text:span text:style-name="T12">( 1 0 0 1)</text:span><text:span text:style-name="T4">2's complement <text:s text:c="2"/></text:span><text:span text:style-name="T12">* <text:s text:c="2"/>(1 0 1 0 )</text:span><text:span text:style-name="T4">2's complement <text:s text:c="2"/></text:span><text:span text:style-name="T12">= <text:s text:c="2"/>(0 0 1 0 1 0 1 0)</text:span><text:span text:style-name="T4">2's complement</text:span></text:p>
      <text:p text:style-name="Text_20_body"><text:span text:style-name="T13"><text:s text:c="18"/>(-7)</text:span><text:span text:style-name="T5">10 <text:s text:c="31"/></text:span><text:span text:style-name="T13">* <text:s text:c="6"/>(-6)</text:span><text:span text:style-name="T5">10 <text:s text:c="30"/></text:span><text:span text:style-name="T13">= <text:s text:c="6"/>(42)</text:span><text:span text:style-name="T5">10</text:span></text:p>
      <text:p text:style-name="P6"/>
      <text:p text:style-name="P8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2. (Chapter 3) Let X = (0.110000)<text:span text:style-name="T2">2</text:span> = 3/4 and D = (0.101)<text:span text:style-name="T2">2</text:span> = 5/8. Use restoring division</text:p>
      <text:p text:style-name="Text_20_body">algorithm to obtain the quotient Q = 0.q<text:span text:style-name="T2">1</text:span> · · · q<text:span text:style-name="T2">m</text:span> and the remainder R = 2<text:span text:style-name="T21">−m</text:span> r<text:span text:style-name="T2">m</text:span> . Note: This</text:p>
      <text:p text:style-name="Text_20_body">problem is a bit advanced. (12 marks)</text:p>
      <text:p text:style-name="Text_20_body"/>
      <text:p text:style-name="Text_20_body">Ans) <text:s/>Here, <text:s/>X &gt; D. To perform restoring division, <text:s/>X &lt; D</text:p>
      <text:p text:style-name="Text_20_body"><text:s text:c="10"/>⇒ X = (0.110000)<text:span text:style-name="T2">2 <text:s/></text:span><text:span text:style-name="T14">= (0.011000)</text:span><text:span text:style-name="T2">2 </text:span><text:span text:style-name="T14">* 2 = (X / 2) <text:s/>* 2 <text:s/>= X' * 2</text:span></text:p>
      <text:p text:style-name="Text_20_body"><text:span text:style-name="T21"><text:s text:c="16"/></text:span><text:span text:style-name="T14">Let <text:s/>X = Q . D <text:s/>+ R</text:span></text:p>
      <text:p text:style-name="P10"><text:s text:c="10"/>⇒ X/ 2 = <text:s/>(Q / 2) . D + (R / 2) <text:s/>where X / 2 = X' <text:s/>&lt; D <text:s text:c="2"/></text:p>
      <text:p text:style-name="P10"><text:s text:c="10"/>⇒X' = Q' . D + R' <text:s text:c="2"/>⇒ Q = 2Q' <text:s text:c="3"/>and R = 2R'</text:p>
      <text:p text:style-name="Text_20_body"/>
      <text:p text:style-name="P10"><text:s text:c="5"/>Hence, we can perform the restoring division <text:s/>X' / <text:s/>D.</text:p>
      <text:p text:style-name="Text_20_body"><text:span text:style-name="T14"><text:s text:c="7"/>Here, -D in 2's complement = (11.011)</text:span><text:span text:style-name="T2">2</text:span></text:p>
      <text:p text:style-name="Text_20_body"/>
      <text:p text:style-name="Text_20_body"/>
      <text:p text:style-name="Text_20_body"><text:span text:style-name="T14"><text:s text:c="11"/>r</text:span><text:span text:style-name="T2">0 <text:s/></text:span><text:span text:style-name="T14">= X</text:span><text:span text:style-name="T2"> <text:s text:c="4"/></text:span><text:span text:style-name="T14"><text:s text:c="10"/>0. <text:s text:c="2"/>0 <text:s text:c="3"/>1 <text:s text:c="3"/>1 <text:s/>| <text:s/>0 <text:s text:c="2"/>0 <text:s text:c="3"/>0 <text:s text:c="2"/></text:span></text:p>
      <text:p text:style-name="Text_20_body"><text:span text:style-name="T14"><text:s text:c="17"/>2r</text:span><text:span text:style-name="T2">0 <text:s text:c="12"/></text:span><text:span text:style-name="T14">0 <text:s text:c="2"/>0. <text:s text:c="2"/>1 <text:s text:c="3"/>1 <text:s text:c="3"/>0 <text:s/>| <text:s/>0 <text:s text:c="2"/>0</text:span></text:p>
      <text:p text:style-name="P10"><text:s text:c="8"/>Add <text:s text:c="2"/>-D <text:s text:c="6"/>1 <text:s text:c="2"/>1. <text:s text:c="2"/>0 <text:s text:c="3"/>1 <text:s text:c="3"/>1 <text:s/>|</text:p>
      <text:p text:style-name="P10">------------------------------------------|----------</text:p>
      <text:p text:style-name="Text_20_body">r<text:span text:style-name="T2">1 </text:span><text:span text:style-name="T14">= 2r</text:span><text:span text:style-name="T2">0 </text:span><text:span text:style-name="T14">- D ≥ 0 <text:s text:c="5"/>0 <text:s text:c="2"/>0. <text:s text:c="2"/>0 <text:s text:c="3"/>0 <text:s text:c="3"/>1 <text:s/>| <text:s/>0 <text:s text:c="2"/>0 <text:s text:c="9"/>set q</text:span><text:span text:style-name="T2">0 <text:s/></text:span><text:span text:style-name="T14">= 1 <text:s text:c="13"/></text:span></text:p>
      <text:p text:style-name="Text_20_body"><text:span text:style-name="T14"><text:s text:c="17"/>2r</text:span><text:span text:style-name="T2">1 <text:s text:c="11"/></text:span><text:span text:style-name="T14">0 <text:s text:c="2"/>0. <text:s text:c="2"/>0 <text:s text:c="3"/>1 <text:s text:c="3"/>0 <text:s/>| <text:s/>0</text:span></text:p>
      <text:p text:style-name="P10"><text:s text:c="7"/>Add <text:s text:c="2"/>-D <text:s text:c="7"/>1 <text:s text:c="2"/>1. <text:s text:c="2"/>0 <text:s text:c="3"/>1 <text:s text:c="3"/>1 <text:s/>|</text:p>
      <text:p text:style-name="P10">----------------------------------------- |-----------</text:p>
      <text:p text:style-name="Text_20_body"><text:span text:style-name="T14">2r</text:span><text:span text:style-name="T2">1 </text:span><text:span text:style-name="T14">- D &lt; 0 <text:s text:c="11"/>1 <text:s text:c="2"/>1. <text:s text:c="2"/>1 <text:s text:c="3"/>0 <text:s text:c="3"/>1 <text:s/>| <text:s/>0 <text:s text:c="14"/>set q</text:span><text:span text:style-name="T2">1 </text:span><text:span text:style-name="T14">= 0</text:span></text:p>
      <text:p text:style-name="Text_20_body"><text:span text:style-name="T14"><text:s text:c="11"/>r</text:span><text:span text:style-name="T2">2 </text:span><text:span text:style-name="T14">= 2r</text:span><text:span text:style-name="T2">1 <text:s text:c="10"/></text:span><text:span text:style-name="T14">0 <text:s text:c="2"/>0. <text:s text:c="2"/>0 <text:s text:c="3"/>1 <text:s text:c="3"/>0 <text:s/>| <text:s/>0</text:span></text:p>
      <text:p text:style-name="Text_20_body"><text:span text:style-name="T14"><text:s text:c="17"/>2r</text:span><text:span text:style-name="T2">2 <text:s text:c="11"/></text:span><text:span text:style-name="T14">0 <text:s text:c="2"/>0. <text:s text:c="2"/>1 <text:s text:c="3"/>0 <text:s text:c="3"/>0 <text:s/>|</text:span></text:p>
      <text:p text:style-name="P10"><text:s text:c="8"/>Add <text:s/>-D <text:s text:c="7"/>1 <text:s text:c="2"/>1. <text:s text:c="2"/>0 <text:s text:c="3"/>1 <text:s text:c="3"/>1 <text:s/>|</text:p>
      <text:p text:style-name="P10">------------------------------------------|-----------</text:p>
      <text:p text:style-name="Text_20_body"><text:span text:style-name="T14"><text:s/>2r</text:span><text:span text:style-name="T2">2 </text:span><text:span text:style-name="T14">- D &lt; 0 <text:s text:c="10"/>1 <text:s text:c="3"/>1. <text:s text:c="2"/>1 <text:s text:c="3"/>1 <text:s text:c="3"/>1 | <text:s text:c="18"/>set q</text:span><text:span text:style-name="T2">2 </text:span><text:span text:style-name="T14">= 0</text:span></text:p>
      <text:p text:style-name="Text_20_body"><text:span text:style-name="T14"><text:s text:c="10"/>r</text:span><text:span text:style-name="T2">3 </text:span><text:span text:style-name="T14"><text:s/>=2r</text:span><text:span text:style-name="T2">2 <text:s text:c="12"/></text:span><text:span text:style-name="T14">0 <text:s text:c="3"/>0. <text:s text:c="2"/>1 <text:s text:c="3"/>0 <text:s text:c="3"/>0 | </text:span></text:p>
      <text:p text:style-name="Text_20_body"/>
      <text:p text:style-name="Text_20_body"><text:span text:style-name="T14">⇒ Q' <text:s/>= <text:s/>(0.100)</text:span><text:span text:style-name="T2">2 <text:s/></text:span><text:span text:style-name="T14">= 1/2 <text:s text:c="3"/>and <text:s/>r</text:span><text:span text:style-name="T2">3 </text:span><text:span text:style-name="T14">= 1/2 ⇒ R' <text:s/>= <text:s/>r</text:span><text:span text:style-name="T2">m </text:span><text:span text:style-name="T14">2</text:span><text:span text:style-name="T21">-m </text:span><text:span text:style-name="T14"><text:s/>= r</text:span><text:span text:style-name="T2">3 </text:span><text:span text:style-name="T14">2</text:span><text:span text:style-name="T21">-3 </text:span><text:span text:style-name="T14">= (0.0001)</text:span><text:span text:style-name="T2">2</text:span><text:span text:style-name="T14"> = 1/16</text:span></text:p>
      <text:p text:style-name="Standard"><text:span text:style-name="T14">⇒ </text:span><text:span text:style-name="T16">Q = 2 Q' <text:s/>= (1.00)</text:span><text:span text:style-name="T6">2 </text:span><text:span text:style-name="T16">= 1</text:span><text:span text:style-name="T14"> <text:s/>and </text:span><text:span text:style-name="T16">R = 2R' = (0.001)</text:span><text:span text:style-name="T6">2 </text:span><text:span text:style-name="T16">= 1/8</text:span></text:p>
      <text:p text:style-name="Standard"/>
      <text:p text:style-name="P4"/>
      <text:p text:style-name="Standard"/>
      <text:p text:style-name="Standard"/>
      <text:p text:style-name="Standard">3. (Chapter 4) Find the normalized floating-point representations of the number 6400 (16 marks)</text:p>
      <text:p text:style-name="Standard">i). in the single-precision IEEE format;</text:p>
      <text:p text:style-name="Standard">ii). in the double-precision IEEE format.</text:p>
      <text:p text:style-name="Standard"/>
      <text:p text:style-name="Standard">Ans) i) =&gt; (6400)<text:span text:style-name="T2">10 </text:span><text:span text:style-name="T14">= <text:s/>(1100100000000)</text:span><text:span text:style-name="T2">2 <text:s/></text:span><text:span text:style-name="T14">= <text:s text:c="2"/>1.1001 * 2</text:span><text:span text:style-name="T21">12 <text:s/></text:span><text:span text:style-name="T14"><text:s/>= (-1)</text:span><text:span text:style-name="T21">0 </text:span><text:span text:style-name="T14">* (1.1001) * 2</text:span><text:span text:style-name="T21">139 - 127</text:span></text:p>
      <text:p text:style-name="Standard"/>
      <text:p text:style-name="Standard">In the single-precision IEEE format, F = (−1)<text:span text:style-name="T21">s</text:span> × 1.f × 2<text:span text:style-name="T21">e−127</text:span> .</text:p>
      <text:p text:style-name="P17">⇒ s = 0</text:p>
      <text:p text:style-name="P17"><text:s text:c="5"/>e = 1000 1100</text:p>
      <text:p text:style-name="P17"><text:s text:c="5"/>f = 1001 0000 0000 0000 <text:span text:style-name="T30">0000 </text:span>000</text:p>
      <text:p text:style-name="Standard"><text:soft-page-break/></text:p>
      <text:p text:style-name="Standard">ii) <text:s/>=&gt; (6400)<text:span text:style-name="T2">10 </text:span><text:span text:style-name="T14">= (1100100000000)</text:span><text:span text:style-name="T2">2 <text:s text:c="2"/></text:span><text:span text:style-name="T14">= 1.10010000 * 2</text:span><text:span text:style-name="T21">12 <text:s/></text:span><text:span text:style-name="T14"><text:s/>= (-1)</text:span><text:span text:style-name="T21">0 <text:s/></text:span><text:span text:style-name="T14">* (1.1001) * 2</text:span><text:span text:style-name="T21">1035-1023</text:span></text:p>
      <text:p text:style-name="Standard"/>
      <text:p text:style-name="Standard"><text:span text:style-name="T14">In the double-precision IEEE format, F = (-1)</text:span><text:span text:style-name="T21">s <text:s/></text:span><text:span text:style-name="T14">× 1.f × 2</text:span><text:span text:style-name="T21">e−1023</text:span></text:p>
      <text:p text:style-name="P1"/>
      <text:p text:style-name="P1"><text:span text:style-name="T31">⇒s = 0</text:span></text:p>
      <text:p text:style-name="P16"><text:s text:c="4"/>e = 1000 000 1011</text:p>
      <text:p text:style-name="P16"><text:s text:c="4"/>f <text:s/>= 1001 0000 0000 0000 0000 0000 0000 0000 0000 0000 0000 0000 0000</text:p>
      <text:p text:style-name="P1"/>
      <text:p text:style-name="P5"/>
      <text:p text:style-name="P1"/>
      <text:p text:style-name="P1"/>
      <text:p text:style-name="P1">4. (Chapter 4) Find the value for the following IEEE single-precision representation. The final</text:p>
      <text:p text:style-name="Standard"><text:span text:style-name="T14">result should be in the form 1.a × 2</text:span><text:span text:style-name="T21">b</text:span><text:span text:style-name="T14"> , where 1.a is a decimal number with integer digit of 1</text:span></text:p>
      <text:p text:style-name="P1">and four fractional digits, and b is a decimal integer. (16 marks)</text:p>
      <text:p text:style-name="P1"/>
      <text:p text:style-name="Standard"><text:span text:style-name="T14"><text:s text:c="65"/></text:span><text:span text:style-name="T14"><draw:frame draw:style-name="fr1" draw:name="1" text:anchor-type="as-char" svg:width="3.748cm" svg:height="0.937cm" draw:z-index="15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 text:c="3"/></text:p>
      <text:p text:style-name="P1"/>
      <text:p text:style-name="Standard"><text:span text:style-name="T14">Ans.) <text:s/>Here, <text:s/>s= 1, <text:s/>e = (1100 0010)</text:span><text:span text:style-name="T7">2 </text:span><text:span text:style-name="T14">= , <text:s/>f = </text:span><text:span text:style-name="T14"><draw:frame draw:style-name="fr1" draw:name="2" text:anchor-type="as-char" svg:width="1.886cm" svg:height="0.937cm" draw:z-index="15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/>
      <text:p text:style-name="Standard"><text:span text:style-name="T14"><text:s text:c="10"/>=&gt; Result <text:s/>= (-1)</text:span><text:span text:style-name="T23">1 <text:s/></text:span><text:span text:style-name="T14">* (1.0111) * 2</text:span><text:span text:style-name="T23">67</text:span></text:p>
      <text:p text:style-name="Standard"><text:span text:style-name="T23"><text:s text:c="48"/></text:span><text:span text:style-name="T14">= <text:s/></text:span><text:span text:style-name="T16">- 1.0111 * 2</text:span><text:span text:style-name="T24">67</text:span></text:p>
      <text:p text:style-name="P1"/>
      <text:p text:style-name="P5"/>
      <text:p text:style-name="P1"/>
      <text:p text:style-name="Standard">5. (Chapter 4) Suppose that the input is X = x<text:span text:style-name="T2">1</text:span>x<text:span text:style-name="T2">0</text:span> .x<text:span text:style-name="T2">−1</text:span>x<text:span text:style-name="T2">−2</text:span> , and the output is an integer. List </text:p>
      <text:p text:style-name="Standard">the truth table and then draw a block diagram using adder and/or necessary logic gates for an </text:p>
      <text:p text:style-name="Standard">implementation of round-to-the-nearest scheme. (16 marks)</text:p>
      <text:p text:style-name="Standard"/>
      <text:p text:style-name="Standard"/>
      <text:p text:style-name="Standard">Ans.) <text:s/>Truth table for the round to nearest scheme is as follow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3">Round-to-nearest scheme with d = 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3">Input: X = x<text:span text:style-name="T2">1</text:span><text:span text:style-name="T14">x</text:span><text:span text:style-name="T2">0</text:span><text:span text:style-name="T14">.x</text:span><text:span text:style-name="T2">-1</text:span><text:span text:style-name="T14">x</text:span><text:span text:style-name="T2">-2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13"/>
          </table:table-cell>
          <table:table-cell table:style-name="Table1.F2" table:number-columns-spanned="2" office:value-type="string">
            <text:p text:style-name="P13">Output: Y = round(X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3"><text:span text:style-name="T14">x</text:span><text:span text:style-name="T2">1</text:span></text:p>
          </table:table-cell>
          <table:table-cell table:style-name="Table1.A2" office:value-type="string">
            <text:p text:style-name="P13">x<text:span text:style-name="T2">0</text:span></text:p>
          </table:table-cell>
          <table:table-cell table:style-name="Table1.A2" office:value-type="string">
            <text:p text:style-name="P13">x<text:span text:style-name="T2">-1</text:span></text:p>
          </table:table-cell>
          <table:table-cell table:style-name="Table1.A2" office:value-type="string">
            <text:p text:style-name="P13">x<text:span text:style-name="T2">-2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<text:span text:style-name="T14">y</text:span><text:span text:style-name="T2">1</text:span></text:p>
          </table:table-cell>
          <table:table-cell table:style-name="Table1.F2" office:value-type="string">
            <text:p text:style-name="P13"><text:span text:style-name="T14">y</text:span><text:span text:style-name="T2">0</text:span></text:p>
          </table:table-cell>
        </table:table-row>
        <table:table-row table:style-name="Table1.1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.</text:p>
          </table:table-cell>
        </table:table-row>
        <table:table-row table:style-name="Table1.1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.</text:p>
          </table:table-cell>
        </table:table-row>
        <table:table-row table:style-name="Table1.1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1.</text:p>
          </table:table-cell>
        </table:table-row>
        <table:table-row table:style-name="Table1.1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1.</text:p>
          </table:table-cell>
        </table:table-row>
        <table:table-row table:style-name="Table1.1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1.</text:p>
          </table:table-cell>
        </table:table-row>
        <table:table-row table:style-name="Table1.1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1.</text:p>
          </table:table-cell>
        </table:table-row>
        <table:table-row table:style-name="Table1.1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.</text:p>
          </table:table-cell>
        </table:table-row>
        <table:table-row table:style-name="Table1.1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.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.</text:p>
          </table:table-cell>
        </table:table-row>
        <text:soft-page-break/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.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1.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1.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1.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1.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.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.</text:p>
          </table:table-cell>
        </table:table-row>
      </table:table>
      <text:p text:style-name="Standard"/>
      <text:p text:style-name="Standard"/>
      <text:p text:style-name="Standard"><text:s text:c="3"/>Then, x<text:span text:style-name="T2">1</text:span><text:span text:style-name="T21">o</text:span><text:span text:style-name="T14"> <text:s/>and x</text:span><text:span text:style-name="T2">0</text:span><text:span text:style-name="T21">o</text:span><text:span text:style-name="T14"> can be obtained as follows using Karnaugh maps:</text:span></text:p>
      <text:p text:style-name="P1"/>
      <text:p text:style-name="Standard"><draw:line text:anchor-type="paragraph" draw:z-index="0" draw:style-name="gr1" draw:text-style-name="P19" svg:x1="0.96cm" svg:y1="0.191cm" svg:x2="2.202cm" svg:y2="0.918cm"><text:p/></draw:line><draw:line text:anchor-type="paragraph" draw:z-index="1" draw:style-name="gr1" draw:text-style-name="P19" svg:x1="8.846cm" svg:y1="0.198cm" svg:x2="10.086cm" svg:y2="0.925cm"><text:p/></draw:line> <text:s text:c="13"/><text:span text:style-name="T26">x</text:span><text:span text:style-name="T8">-1</text:span><text:span text:style-name="T18">x</text:span><text:span text:style-name="T8">-2</text:span> <text:s text:c="67"/><text:span text:style-name="T26">x</text:span><text:span text:style-name="T8">-1 </text:span><text:span text:style-name="T18">x</text:span><text:span text:style-name="T8">-2</text:span></text:p>
      <text:p text:style-name="Standard"><text:bookmark text:name="__UnoMark__1091_329897097"/><text:bookmark text:name="__UnoMark__1089_329897097"/><text:bookmark text:name="__UnoMark__1087_329897097"/><text:span text:style-name="T14"><text:s text:c="6"/></text:span><text:span text:style-name="T2"><text:s text:c="7"/></text:span><text:span text:style-name="T18">x</text:span><text:span text:style-name="T8">1</text:span><text:span text:style-name="T18">x</text:span><text:span text:style-name="T8">0 <text:s text:c="19"/></text:span><text:span text:style-name="T15">00</text:span><text:span text:style-name="T8"> <text:s text:c="14"/></text:span><text:span text:style-name="T15">01 <text:s text:c="5"/>11 <text:s text:c="5"/>10</text:span><text:span text:style-name="T8"> <text:s text:c="47"/></text:span><text:span text:style-name="T18">x</text:span><text:span text:style-name="T8">1 </text:span><text:span text:style-name="T18">x</text:span><text:span text:style-name="T8">0 <text:s text:c="19"/></text:span><text:span text:style-name="T15">00 <text:s text:c="6"/>01 <text:s text:c="7"/>11 <text:s text:c="8"/>10</text:span><text:span text:style-name="T8"> <text:s text:c="6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Table_20_Contents"><text:bookmark text:name="__UnoMark__1130_329897097"/></text:p>
            <text:p text:style-name="Table_20_Contents">00</text:p>
          </table:table-cell>
          <table:table-cell table:style-name="Table2.B1" office:value-type="string">
            <text:p text:style-name="P13"><text:s/>0 <text:s/></text:p>
            <text:p text:style-name="P13"><text:s text:c="6"/><text:span text:style-name="T2">0</text:span></text:p>
          </table:table-cell>
          <table:table-cell table:style-name="Table2.B1" office:value-type="string">
            <text:p text:style-name="P13">0 <text:s text:c="2"/></text:p>
            <text:p text:style-name="P13"><text:span text:style-name="T2"><text:s text:c="10"/>1</text:span> </text:p>
          </table:table-cell>
          <table:table-cell table:style-name="Table2.B1" office:value-type="string">
            <text:p text:style-name="P13">0 <text:s text:c="2"/></text:p>
            <text:p text:style-name="P13"><text:s text:c="6"/><text:span text:style-name="T2">3</text:span></text:p>
          </table:table-cell>
          <table:table-cell table:style-name="Table2.E1" office:value-type="string">
            <text:p text:style-name="P13">0 </text:p>
            <text:p text:style-name="P13"><text:s text:c="7"/><text:span text:style-name="T2">2</text:span></text:p>
          </table:table-cell>
          <table:table-cell table:style-name="Table2.F1" office:value-type="string">
            <text:p text:style-name="P13"><text:s text:c="25"/>00</text:p>
          </table:table-cell>
          <table:table-cell table:style-name="Table2.B1" office:value-type="string">
            <text:p text:style-name="P13">0</text:p>
            <text:p text:style-name="P14"><text:s text:c="10"/>0</text:p>
          </table:table-cell>
          <table:table-cell table:style-name="Table2.B1" office:value-type="string">
            <text:p text:style-name="P13">0</text:p>
            <text:p text:style-name="P13"><text:s text:c="8"/><text:span text:style-name="T2">1</text:span></text:p>
          </table:table-cell>
          <table:table-cell table:style-name="Table2.B1" office:value-type="string">
            <text:p text:style-name="P13">1</text:p>
            <text:p text:style-name="P13"><text:s text:c="8"/><text:span text:style-name="T2">3</text:span></text:p>
          </table:table-cell>
          <table:table-cell table:style-name="Table2.E1" office:value-type="string">
            <text:p text:style-name="P13">1</text:p>
            <text:p text:style-name="P13"><text:s text:c="7"/><text:span text:style-name="T2">2</text:span>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01</text:p>
          </table:table-cell>
          <table:table-cell table:style-name="Table2.B2" office:value-type="string">
            <text:p text:style-name="P15">0</text:p>
            <text:p text:style-name="P14"><text:s text:c="10"/>4</text:p>
          </table:table-cell>
          <table:table-cell table:style-name="Table2.B2" office:value-type="string">
            <text:p text:style-name="P13">0 <text:s text:c="2"/></text:p>
            <text:p text:style-name="P13"><text:span text:style-name="T2"><text:s text:c="11"/>5</text:span> </text:p>
          </table:table-cell>
          <table:table-cell table:style-name="Table2.B2" office:value-type="string">
            <text:p text:style-name="P13">1</text:p>
            <text:p text:style-name="P13"><text:s text:c="6"/><text:span text:style-name="T2">7</text:span></text:p>
          </table:table-cell>
          <table:table-cell table:style-name="Table2.E2" office:value-type="string">
            <text:p text:style-name="P13"><text:bookmark text:name="__UnoMark__1234_329897097"/>1</text:p>
            <text:p text:style-name="P13"><text:s text:c="6"/><text:span text:style-name="T2">6</text:span></text:p>
          </table:table-cell>
          <table:table-cell table:style-name="Table2.F1" office:value-type="string">
            <text:p text:style-name="P13"><text:s text:c="25"/>01</text:p>
          </table:table-cell>
          <table:table-cell table:style-name="Table2.B2" office:value-type="string">
            <text:p text:style-name="P13"><text:bookmark text:name="__UnoMark__1248_329897097"/>1</text:p>
            <text:p text:style-name="P13"><text:s text:c="5"/><text:span text:style-name="T2"><text:s/>4</text:span></text:p>
          </table:table-cell>
          <table:table-cell table:style-name="Table2.B2" office:value-type="string">
            <text:p text:style-name="P13">1</text:p>
            <text:p text:style-name="P13"><text:s text:c="7"/><text:span text:style-name="T2">5</text:span></text:p>
          </table:table-cell>
          <table:table-cell table:style-name="Table2.B2" office:value-type="string">
            <text:p text:style-name="P13">0</text:p>
            <text:p text:style-name="P13"><text:s text:c="9"/><text:span text:style-name="T2">7</text:span></text:p>
          </table:table-cell>
          <table:table-cell table:style-name="Table2.E2" office:value-type="string">
            <text:p text:style-name="P13">0</text:p>
            <text:p text:style-name="P13"><text:s text:c="7"/><text:span text:style-name="T2">6</text:span></text:p>
          </table:table-cell>
        </table:table-row>
        <table:table-row table:style-name="Table2.3">
          <table:table-cell table:style-name="Table2.A3" office:value-type="string">
            <text:p text:style-name="Table_20_Contents"/>
            <text:p text:style-name="Table_20_Contents">11</text:p>
          </table:table-cell>
          <table:table-cell table:style-name="Table2.B2" office:value-type="string">
            <text:p text:style-name="P13">1</text:p>
            <text:p text:style-name="P13"><text:s text:c="5"/><text:span text:style-name="T2">12</text:span></text:p>
          </table:table-cell>
          <table:table-cell table:style-name="Table2.B2" office:value-type="string">
            <text:p text:style-name="P13">1</text:p>
            <text:p text:style-name="P13"><text:s text:c="5"/><text:span text:style-name="T2">13</text:span> </text:p>
          </table:table-cell>
          <table:table-cell table:style-name="Table2.B2" office:value-type="string">
            <text:p text:style-name="P13">0</text:p>
            <text:p text:style-name="P13"><text:s text:c="4"/><text:span text:style-name="T2">15</text:span></text:p>
          </table:table-cell>
          <table:table-cell table:style-name="Table2.E2" office:value-type="string">
            <text:p text:style-name="P13">0</text:p>
            <text:p text:style-name="P13"><text:s text:c="5"/><text:span text:style-name="T2">14</text:span></text:p>
          </table:table-cell>
          <table:table-cell table:style-name="Table2.F1" office:value-type="string">
            <text:p text:style-name="P13"><text:s text:c="24"/>11</text:p>
          </table:table-cell>
          <table:table-cell table:style-name="Table2.B2" office:value-type="string">
            <text:p text:style-name="P13">1</text:p>
            <text:p text:style-name="P13"><text:s text:c="5"/><text:span text:style-name="T2">12</text:span></text:p>
          </table:table-cell>
          <table:table-cell table:style-name="Table2.B2" office:value-type="string">
            <text:p text:style-name="P13">1</text:p>
            <text:p text:style-name="P13"><text:s text:c="6"/><text:span text:style-name="T2">13</text:span></text:p>
          </table:table-cell>
          <table:table-cell table:style-name="Table2.B2" office:value-type="string">
            <text:p text:style-name="P13">0</text:p>
            <text:p text:style-name="P13"><text:s text:c="7"/><text:span text:style-name="T2">15</text:span></text:p>
          </table:table-cell>
          <table:table-cell table:style-name="Table2.E2" office:value-type="string">
            <text:p text:style-name="P13">0</text:p>
            <text:p text:style-name="P13"><text:s text:c="7"/><text:span text:style-name="T2">14</text:span></text:p>
          </table:table-cell>
        </table:table-row>
        <table:table-row table:style-name="Table2.4">
          <table:table-cell table:style-name="Table2.A4" office:value-type="string">
            <text:p text:style-name="Table_20_Contents"/>
            <text:p text:style-name="Table_20_Contents">10</text:p>
          </table:table-cell>
          <table:table-cell table:style-name="Table2.B2" office:value-type="string">
            <text:p text:style-name="P13">1</text:p>
            <text:p text:style-name="P13"><text:s text:c="5"/><text:span text:style-name="T2">8</text:span></text:p>
          </table:table-cell>
          <table:table-cell table:style-name="Table2.B2" office:value-type="string">
            <text:p text:style-name="P13">1</text:p>
            <text:p text:style-name="P13"><text:s text:c="5"/><text:span text:style-name="T2">9</text:span></text:p>
          </table:table-cell>
          <table:table-cell table:style-name="Table2.B2" office:value-type="string">
            <text:p text:style-name="P13">1</text:p>
            <text:p text:style-name="P13"><text:s text:c="5"/><text:span text:style-name="T2">11</text:span></text:p>
          </table:table-cell>
          <table:table-cell table:style-name="Table2.E2" office:value-type="string">
            <text:p text:style-name="P13">1</text:p>
            <text:p text:style-name="P13"><text:s text:c="6"/><text:span text:style-name="T2">10</text:span></text:p>
          </table:table-cell>
          <table:table-cell table:style-name="Table2.F1" office:value-type="string">
            <text:p text:style-name="P13"><text:s text:c="25"/>10</text:p>
          </table:table-cell>
          <table:table-cell table:style-name="Table2.B2" office:value-type="string">
            <text:p text:style-name="P13">0</text:p>
            <text:p text:style-name="P13"><text:s text:c="6"/><text:span text:style-name="T2">8</text:span></text:p>
          </table:table-cell>
          <table:table-cell table:style-name="Table2.B2" office:value-type="string">
            <text:p text:style-name="P13">0</text:p>
            <text:p text:style-name="P13"><text:s text:c="8"/><text:span text:style-name="T2">9</text:span></text:p>
          </table:table-cell>
          <table:table-cell table:style-name="Table2.B2" office:value-type="string">
            <text:p text:style-name="P13"><text:bookmark text:name="__UnoMark__1400_329897097"/>1</text:p>
            <text:p text:style-name="P13"><text:s text:c="8"/><text:span text:style-name="T2">11</text:span> </text:p>
          </table:table-cell>
          <table:table-cell table:style-name="Table2.E2" office:value-type="string">
            <text:p text:style-name="P13">1</text:p>
            <text:p text:style-name="P13"><text:s text:c="8"/><text:span text:style-name="T2">10</text:span></text:p>
          </table:table-cell>
        </table:table-row>
      </table:table>
      <text:p text:style-name="Standard"><draw:rect text:anchor-type="paragraph" draw:z-index="2" draw:style-name="gr2" draw:text-style-name="P19" svg:width="2.59cm" svg:height="0.315cm" svg:x="12.363cm" svg:y="0.012cm"><text:p/></draw:rect><text:bookmark text:name="__UnoMark__1415_329897097"/></text:p>
      <text:p text:style-name="Standard"/>
      <text:p text:style-name="Standard">⇒ y<text:span text:style-name="T2">1</text:span><text:span text:style-name="T14"> = <text:s text:c="3"/>x</text:span><text:span text:style-name="T2">1</text:span><text:span text:style-name="T14">' . x</text:span><text:span text:style-name="T2">0</text:span><text:span text:style-name="T21"> </text:span><text:span text:style-name="T14">. x</text:span><text:span text:style-name="T2">-1 <text:s/></text:span><text:span text:style-name="T14">+ <text:s/>x</text:span><text:span text:style-name="T2">1 </text:span><text:span text:style-name="T14">. x</text:span><text:span text:style-name="T2">-1</text:span><text:span text:style-name="T14">' <text:s/>+ <text:s/>x</text:span><text:span text:style-name="T2">1 </text:span><text:span text:style-name="T14">. x</text:span><text:span text:style-name="T2">0</text:span><text:span text:style-name="T14">' = x</text:span><text:span text:style-name="T2">1</text:span><text:span text:style-name="T14">' ( x</text:span><text:span text:style-name="T2">0</text:span><text:span text:style-name="T14"> . x</text:span><text:span text:style-name="T2">-1</text:span><text:span text:style-name="T14">) + x</text:span><text:span text:style-name="T2">1 </text:span><text:span text:style-name="T14">(x</text:span><text:span text:style-name="T2">-1 </text:span><text:span text:style-name="T14">' + x</text:span><text:span text:style-name="T2">0 </text:span><text:span text:style-name="T14">' ) <text:s/>= <text:s/>x</text:span><text:span text:style-name="T2">1</text:span><text:span text:style-name="T14">' (x</text:span><text:span text:style-name="T2">0 </text:span><text:span text:style-name="T14">. x</text:span><text:span text:style-name="T2">-1</text:span><text:span text:style-name="T14">) + x</text:span><text:span text:style-name="T2">1 </text:span><text:span text:style-name="T14">( x</text:span><text:span text:style-name="T2">-1 </text:span><text:span text:style-name="T14">. x</text:span><text:span text:style-name="T2">0 </text:span><text:span text:style-name="T14">)' </text:span></text:p>
      <text:p text:style-name="Standard"><text:span text:style-name="T14"><text:s text:c="64"/>= <text:s/>x</text:span><text:span text:style-name="T2">1</text:span><text:span text:style-name="T14">' ⊕ (x</text:span><text:span text:style-name="T2">-1 </text:span><text:span text:style-name="T14">. x</text:span><text:span text:style-name="T2">0</text:span><text:span text:style-name="T14">)</text:span></text:p>
      <text:p text:style-name="Standard"/>
      <text:p text:style-name="Standard"><text:span text:style-name="T14">and <text:s/>y</text:span><text:span text:style-name="T2">0</text:span><text:span text:style-name="T21"> <text:s/></text:span><text:span text:style-name="T14">= x</text:span><text:span text:style-name="T2">0 </text:span><text:span text:style-name="T14">. x</text:span><text:span text:style-name="T2">-1</text:span><text:span text:style-name="T14">' <text:s text:c="2"/>+ <text:s/>x</text:span><text:span text:style-name="T2">0</text:span><text:span text:style-name="T14">'. x</text:span><text:span text:style-name="T2">-1 <text:s text:c="5"/></text:span><text:span text:style-name="T14">= <text:s/>x</text:span><text:span text:style-name="T2">0 <text:s text:c="2"/></text:span><text:span text:style-name="T14">⊕ x</text:span><text:span text:style-name="T2">-1</text:span></text:p>
      <text:p text:style-name="Standard"/>
      <text:p text:style-name="Standard"><draw:custom-shape text:anchor-type="paragraph" draw:z-index="3" draw:style-name="gr3" svg:width="1.691cm" svg:height="0.5cm" svg:x="1.356cm" svg:y="3.14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" draw:style-name="gr4" svg:width="0.288cm" svg:height="0.96cm" svg:x="3.552cm" svg:y="2.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4" svg:width="0.288cm" svg:height="0.96cm" svg:x="0.589cm" svg:y="2.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bookmark text:name="__UnoMark__1573_329897097"/><text:bookmark text:name="__UnoMark__1571_329897097"/><text:bookmark text:name="__UnoMark__1569_329897097"/><text:bookmark text:name="__UnoMark__1567_329897097"/> <text:s text:c="143"/>x<text:span text:style-name="T2">-1</text:span></text:p>
      <text:p text:style-name="Standard"><draw:line text:anchor-type="paragraph" draw:z-index="6" draw:style-name="gr1" draw:text-style-name="P20" svg:x1="15.326cm" svg:y1="0.136cm" svg:x2="15.3cm" svg:y2="1.417cm"><text:p/></draw:line> <text:s text:c="7"/>=&gt; Block diagram using adder and/or logic gates is as follows: <text:s text:c="133"/></text:p>
      <text:p text:style-name="Standard"><draw:line text:anchor-type="paragraph" draw:z-index="7" draw:style-name="gr1" draw:text-style-name="P19" svg:x1="15.67cm" svg:y1="0.201cm" svg:x2="15.644cm" svg:y2="0.785cm"><text:p/></draw:line><text:bookmark text:name="__UnoMark__1587_329897097"/> <text:s text:c="146"/>x<text:span text:style-name="T2">0</text:span> <text:s text:c="137"/></text:p>
      <text:p text:style-name="Standard"><draw:line text:anchor-type="paragraph" draw:z-index="8" draw:style-name="gr1" draw:text-style-name="P19" svg:x1="12.787cm" svg:y1="0.455cm" svg:x2="12.787cm" svg:y2="1.245cm"><text:p/></draw:line><draw:custom-shape text:anchor-type="paragraph" draw:z-index="179" draw:name="And" draw:style-name="gr19" draw:text-style-name="P21" svg:width="1.168cm" svg:height="0.678cm" draw:transform="rotate (-1.5707963267949) translate (15.7920972222222cm 0.298097222222222cm)"><draw:glue-point draw:id="4" svg:x="2.453cm" svg:y="-5cm" draw:escape-direction="up"/><draw:glue-point draw:id="5" svg:x="-2.484cm" svg:y="-5cm" draw:escape-direction="up"/><text:p/><draw:enhanced-geometry svg:viewBox="0 0 5000 2637" draw:text-areas="0 2937 5000 3037" draw:type="NonPrimitive" draw:enhanced-path="M 0 647 L 896 647 M 0 1990 L 896 1990 M 2886 0 L 896 0 896 2637 2886 2637 U 2886 1318 2637 2637 270 90 M 4204 1318 L 5000 1318 F N"/></draw:custom-shape><draw:custom-shape text:anchor-type="paragraph" draw:z-index="178" draw:name="Not" draw:style-name="gr18" draw:text-style-name="P21" svg:width="1.013cm" svg:height="0.701cm" draw:transform="rotate (-1.5707963267949) translate (15.1147638888889cm 0.453319444444444cm)"><text:p/><draw:enhanced-geometry svg:viewBox="0 0 5000 3174" draw:text-areas="0 3474 5000 3574" draw:type="NonPrimitive" draw:enhanced-path="M 0 1587 L 1198 1587 F N M 1198 0 L 1198 3174 3946 1587 F Z N U 4186 1587 480 480 0 360 M 4425 1587 L 5000 1587 F N"/></draw:custom-shape><draw:line text:anchor-type="paragraph" draw:z-index="9" draw:style-name="gr1" draw:text-style-name="P19" svg:x1="13.501cm" svg:y1="0.429cm" svg:x2="13.501cm" svg:y2="1.422cm"><text:p/></draw:line> <text:s text:c="2"/>x<text:span text:style-name="T2">1 </text:span><text:span text:style-name="T14">x</text:span><text:span text:style-name="T2">0 <text:s text:c="39"/></text:span><text:span text:style-name="T14">x</text:span><text:span text:style-name="T2">-1 <text:s text:c="52"/></text:span><text:span text:style-name="T14">x</text:span><text:span text:style-name="T2">1 <text:s text:c="6"/></text:span><text:span text:style-name="T14">0 <text:s text:c="16"/>x</text:span><text:span text:style-name="T2">0 <text:s text:c="6"/></text:span><text:span text:style-name="T14">x</text:span><text:span text:style-name="T2">-1 <text:s text:c="26"/></text:span><text:span text:style-name="T14">x</text:span><text:span text:style-name="T2">0 <text:s text:c="5"/></text:span><text:span text:style-name="T14">x</text:span><text:span text:style-name="T2">-1 <text:s text:c="10"/></text:span><text:span text:style-name="T14">x</text:span><text:span text:style-name="T2">1 <text:s text:c="32"/></text:span></text:p>
      <text:p text:style-name="Standard"><draw:line text:anchor-type="paragraph" draw:z-index="10" draw:style-name="gr1" draw:text-style-name="P19" svg:x1="10.828cm" svg:y1="0.18cm" svg:x2="10.802cm" svg:y2="1.279cm"><text:p/></draw:line><draw:line text:anchor-type="paragraph" draw:z-index="11" draw:style-name="gr1" draw:text-style-name="P19" svg:x1="7.336cm" svg:y1="0.243cm" svg:x2="7.336cm" svg:y2="1.287cm"><text:p/></draw:line><draw:line text:anchor-type="paragraph" draw:z-index="12" draw:style-name="gr1" draw:text-style-name="P19" svg:x1="8.024cm" svg:y1="0.243cm" svg:x2="8.024cm" svg:y2="1.287cm"><text:p/></draw:line><draw:line text:anchor-type="paragraph" draw:z-index="13" draw:style-name="gr1" draw:text-style-name="P19" svg:x1="10.035cm" svg:y1="0.132cm" svg:x2="10.061cm" svg:y2="1.279cm"><text:p/></draw:line><text:bookmark text:name="__UnoMark__1651_329897097"/><text:bookmark text:name="__UnoMark__1647_329897097"/></text:p>
      <text:p text:style-name="Standard"><draw:custom-shape text:anchor-type="paragraph" draw:z-index="177" draw:style-name="gr17" draw:text-style-name="P19" svg:width="0.16cm" svg:height="0.16cm" svg:x="14.663cm" svg:y="0.2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name="Xor" draw:style-name="gr20" draw:text-style-name="P21" svg:width="2.622cm" svg:height="1.384cm" draw:transform="rotate (-1.5707963267949) translate (13.8183055555556cm 0.118180555555556cm)"><draw:glue-point draw:id="4" svg:x="2.512cm" svg:y="-5cm" draw:escape-direction="up"/><draw:glue-point draw:id="5" svg:x="-2.512cm" svg:y="-5cm" draw:escape-direction="up"/><text:p/>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</draw:custom-shape><text:bookmark text:name="__UnoMark__1657_329897097"/><text:bookmark text:name="__UnoMark__1655_329897097"/></text:p>
      <text:p text:style-name="Standard"><draw:custom-shape text:anchor-type="paragraph" draw:z-index="14" draw:style-name="gr3" svg:width="1.691cm" svg:height="0.5cm" svg:x="1.356cm" svg:y="0.222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58" draw:style-name="gr10" svg:width="3.626cm" svg:height="1.327cm" svg:x="0.457cm" svg:y="0.222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75" draw:style-name="gr16" draw:text-style-name="P19" svg:width="1.324cm" svg:height="1.324cm" svg:x="7.045cm" svg:y="0.358cm"><text:p/><draw:enhanced-geometry svg:viewBox="0 0 21600 21600" draw:type="rectangle" draw:enhanced-path="M 0 0 L 21600 0 21600 21600 0 21600 0 0 Z N"/></draw:custom-shape><draw:custom-shape text:anchor-type="paragraph" draw:z-index="176" draw:style-name="gr16" draw:text-style-name="P19" svg:width="1.324cm" svg:height="1.324cm" svg:x="9.717cm" svg:y="0.305cm"><text:p/><draw:enhanced-geometry svg:viewBox="0 0 21600 21600" draw:type="rectangle" draw:enhanced-path="M 0 0 L 21600 0 21600 21600 0 21600 0 0 Z N"/></draw:custom-shape><draw:custom-shape text:anchor-type="paragraph" draw:z-index="181" draw:name="Xor" draw:style-name="gr21" draw:text-style-name="P21" svg:width="2.622cm" svg:height="1.384cm" draw:transform="rotate (-1.5707963267949) translate (15.7973888888889cm 0.00529166666666667cm)"><draw:glue-point draw:id="4" svg:x="2.512cm" svg:y="-5cm" draw:escape-direction="up"/><draw:glue-point draw:id="5" svg:x="-2.512cm" svg:y="-5cm" draw:escape-direction="up"/><text:p/>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</draw:custom-shape><text:bookmark text:name="__UnoMark__1663_329897097"/><text:bookmark text:name="__UnoMark__1661_329897097"/> <text:s text:c="51"/>&lt;=&gt; <text:s text:c="49"/>&lt;=&gt; <text:s text:c="26"/></text:p>
      <text:p text:style-name="Standard"><text:s text:c="68"/><text:span text:style-name="T27">Full</text:span> <text:s text:c="8"/>c<text:span text:style-name="T2">1 <text:s text:c="9"/></text:span><text:span text:style-name="T19">Half</text:span><text:span text:style-name="T2"> <text:s text:c="7"/></text:span></text:p>
      <text:p text:style-name="Standard"><draw:line text:anchor-type="paragraph" draw:z-index="15" draw:style-name="gr5" draw:text-style-name="P19" svg:x1="8.368cm" svg:y1="0.152cm" svg:x2="9.689cm" svg:y2="0.152cm"><text:p/></draw:line> <text:s text:c="18"/><text:span text:style-name="T28">+</text:span> <text:s text:c="45"/><text:span text:style-name="T27">Adder <text:s text:c="14"/>Adder</text:span></text:p>
      <text:p text:style-name="Standard"><draw:line text:anchor-type="paragraph" draw:z-index="16" draw:style-name="gr1" draw:text-style-name="P19" svg:x1="7.654cm" svg:y1="0.286cm" svg:x2="7.654cm" svg:y2="0.997cm"><text:p/></draw:line><draw:line text:anchor-type="paragraph" draw:z-index="17" draw:style-name="gr1" draw:text-style-name="P19" svg:x1="10.458cm" svg:y1="0.222cm" svg:x2="10.458cm" svg:y2="0.97cm"><text:p/></draw:line><draw:custom-shape text:anchor-type="paragraph" draw:z-index="18" draw:style-name="gr4" svg:width="0.288cm" svg:height="0.96cm" svg:x="2.124cm" svg:y="0.1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bookmark text:name="__UnoMark__1679_329897097"/></text:p>
      <text:p text:style-name="Standard"><text:s text:c="125"/>y<text:span text:style-name="T2">0 <text:s text:c="14"/></text:span></text:p>
      <text:p text:style-name="Standard"><text:span text:style-name="T2"><text:s text:c="30"/></text:span><text:span text:style-name="T14">y</text:span><text:span text:style-name="T2">1 </text:span><text:span text:style-name="T14">y</text:span><text:span text:style-name="T2">0 <text:s text:c="79"/></text:span><text:span text:style-name="T14">y</text:span><text:span text:style-name="T2">1 <text:s text:c="40"/></text:span><text:span text:style-name="T14">y</text:span><text:span text:style-name="T2">0 <text:s text:c="70"/></text:span><text:span text:style-name="T14">y</text:span><text:span text:style-name="T2">1</text:span></text:p>
      <text:p text:style-name="Standard"><text:s text:c="65"/>(C<text:span text:style-name="T2">out </text:span><text:span text:style-name="T14"><text:s/>is <text:s/>ignored)</text:span></text:p>
      <text:p text:style-name="Standard"/>
      <text:p text:style-name="Standard"/>
      <text:p text:style-name="P3"><text:s text:c="14"/></text:p>
      <text:p text:style-name="P1"/>
      <text:p text:style-name="P5"/>
      <text:p text:style-name="P1"/>
      <text:p text:style-name="P1"/>
      <text:p text:style-name="P1"><text:soft-page-break/></text:p>
      <text:p text:style-name="P1">6. (Chapter 4) Find the maximal positive and negative errors and the bias for ROM rounding </text:p>
      <text:p text:style-name="P1">scheme with l = 3 and d = 2. (12 marks)</text:p>
      <text:p text:style-name="P1"/>
      <text:p text:style-name="Standard"><text:span text:style-name="T14">Ans.) <text:s/>l = 3 and d=2 =&gt; Input (x) = x</text:span><text:span text:style-name="T2">2</text:span><text:span text:style-name="T14">x</text:span><text:span text:style-name="T2">1</text:span><text:span text:style-name="T14">x</text:span><text:span text:style-name="T2">0 </text:span><text:span text:style-name="T14">. x</text:span><text:span text:style-name="T2">-1 </text:span><text:span text:style-name="T14">x</text:span><text:span text:style-name="T2">-2</text:span></text:p>
      <text:p text:style-name="P1"><text:s text:c="10"/></text:p>
      <text:p text:style-name="P1"><text:s text:c="1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13">ROM scheme with l = 3 input bits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>Input: x</text:p>
          </table:table-cell>
          <table:table-cell table:style-name="Table3.A2" office:value-type="string">
            <text:p text:style-name="P13">Output: ROM(x)</text:p>
          </table:table-cell>
          <table:table-cell table:style-name="Table3.D2" office:value-type="string">
            <text:p text:style-name="P13">Error: ROM(x) - x</text:p>
          </table:table-cell>
        </table:table-row>
        <table:table-row table:style-name="Table3.1"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00.00</text:p>
          </table:table-cell>
          <table:table-cell table:style-name="Table3.A2" office:value-type="string">
            <text:p text:style-name="P13">000.</text:p>
          </table:table-cell>
          <table:table-cell table:style-name="Table3.D2" office:value-type="string">
            <text:p text:style-name="P13">0</text:p>
          </table:table-cell>
        </table:table-row>
        <table:table-row table:style-name="Table3.1"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000.01</text:p>
          </table:table-cell>
          <table:table-cell table:style-name="Table3.A2" office:value-type="string">
            <text:p text:style-name="P13">000.</text:p>
          </table:table-cell>
          <table:table-cell table:style-name="Table3.D2" office:value-type="string">
            <text:p text:style-name="P13">-1/4</text:p>
          </table:table-cell>
        </table:table-row>
        <table:table-row table:style-name="Table3.1"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00.10</text:p>
          </table:table-cell>
          <table:table-cell table:style-name="Table3.A2" office:value-type="string">
            <text:p text:style-name="P13">001.</text:p>
          </table:table-cell>
          <table:table-cell table:style-name="Table3.D2" office:value-type="string">
            <text:p text:style-name="P13">+1/2</text:p>
          </table:table-cell>
        </table:table-row>
        <table:table-row table:style-name="Table3.1"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000.11</text:p>
          </table:table-cell>
          <table:table-cell table:style-name="Table3.A2" office:value-type="string">
            <text:p text:style-name="P13">001.</text:p>
          </table:table-cell>
          <table:table-cell table:style-name="Table3.D2" office:value-type="string">
            <text:p text:style-name="P13">+1/4</text:p>
          </table:table-cell>
        </table:table-row>
        <table:table-row table:style-name="Table3.1"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001.00</text:p>
          </table:table-cell>
          <table:table-cell table:style-name="Table3.A2" office:value-type="string">
            <text:p text:style-name="P13">001.</text:p>
          </table:table-cell>
          <table:table-cell table:style-name="Table3.D2" office:value-type="string">
            <text:p text:style-name="P13">0</text:p>
          </table:table-cell>
        </table:table-row>
        <table:table-row table:style-name="Table3.1">
          <table:table-cell table:style-name="Table3.A2" office:value-type="string">
            <text:p text:style-name="P13">6</text:p>
          </table:table-cell>
          <table:table-cell table:style-name="Table3.A2" office:value-type="string">
            <text:p text:style-name="P13">001.01</text:p>
          </table:table-cell>
          <table:table-cell table:style-name="Table3.A2" office:value-type="string">
            <text:p text:style-name="P13">001.</text:p>
          </table:table-cell>
          <table:table-cell table:style-name="Table3.D2" office:value-type="string">
            <text:p text:style-name="P13">-1/4</text:p>
          </table:table-cell>
        </table:table-row>
        <table:table-row table:style-name="Table3.1"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001.10</text:p>
          </table:table-cell>
          <table:table-cell table:style-name="Table3.A2" office:value-type="string">
            <text:p text:style-name="P13">010.</text:p>
          </table:table-cell>
          <table:table-cell table:style-name="Table3.D2" office:value-type="string">
            <text:p text:style-name="P13">+1/2</text:p>
          </table:table-cell>
        </table:table-row>
        <table:table-row table:style-name="Table3.1"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3">001.11</text:p>
          </table:table-cell>
          <table:table-cell table:style-name="Table3.A2" office:value-type="string">
            <text:p text:style-name="P13">010.</text:p>
          </table:table-cell>
          <table:table-cell table:style-name="Table3.D2" office:value-type="string">
            <text:p text:style-name="P13">+1/4</text:p>
          </table:table-cell>
        </table:table-row>
        <table:table-row table:style-name="Table3.1">
          <table:table-cell table:style-name="Table3.A2" office:value-type="string">
            <text:p text:style-name="P13">9</text:p>
          </table:table-cell>
          <table:table-cell table:style-name="Table3.A2" office:value-type="string">
            <text:p text:style-name="P13">010.00</text:p>
          </table:table-cell>
          <table:table-cell table:style-name="Table3.A2" office:value-type="string">
            <text:p text:style-name="P13">010.</text:p>
          </table:table-cell>
          <table:table-cell table:style-name="Table3.D2" office:value-type="string">
            <text:p text:style-name="P13">0</text:p>
          </table:table-cell>
        </table:table-row>
        <table:table-row table:style-name="Table3.1"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010.01</text:p>
          </table:table-cell>
          <table:table-cell table:style-name="Table3.A2" office:value-type="string">
            <text:p text:style-name="P13">010.</text:p>
          </table:table-cell>
          <table:table-cell table:style-name="Table3.D2" office:value-type="string">
            <text:p text:style-name="P13">-1/4</text:p>
          </table:table-cell>
        </table:table-row>
        <table:table-row table:style-name="Table3.1">
          <table:table-cell table:style-name="Table3.A2" office:value-type="string">
            <text:p text:style-name="P13">11</text:p>
          </table:table-cell>
          <table:table-cell table:style-name="Table3.A2" office:value-type="string">
            <text:p text:style-name="P13">010.10</text:p>
          </table:table-cell>
          <table:table-cell table:style-name="Table3.A2" office:value-type="string">
            <text:p text:style-name="P13">010.</text:p>
          </table:table-cell>
          <table:table-cell table:style-name="Table3.D2" office:value-type="string">
            <text:p text:style-name="P13">+1/2</text:p>
          </table:table-cell>
        </table:table-row>
        <table:table-row table:style-name="Table3.1">
          <table:table-cell table:style-name="Table3.A2" office:value-type="string">
            <text:p text:style-name="P13">12</text:p>
          </table:table-cell>
          <table:table-cell table:style-name="Table3.A2" office:value-type="string">
            <text:p text:style-name="P13">010.11</text:p>
          </table:table-cell>
          <table:table-cell table:style-name="Table3.A2" office:value-type="string">
            <text:p text:style-name="P13">011.</text:p>
          </table:table-cell>
          <table:table-cell table:style-name="Table3.D2" office:value-type="string">
            <text:p text:style-name="P13">+1/4</text:p>
          </table:table-cell>
        </table:table-row>
        <table:table-row table:style-name="Table3.1">
          <table:table-cell table:style-name="Table3.A2" office:value-type="string">
            <text:p text:style-name="P13">13</text:p>
          </table:table-cell>
          <table:table-cell table:style-name="Table3.A2" office:value-type="string">
            <text:p text:style-name="P13">011.00</text:p>
          </table:table-cell>
          <table:table-cell table:style-name="Table3.A2" office:value-type="string">
            <text:p text:style-name="P13">011.</text:p>
          </table:table-cell>
          <table:table-cell table:style-name="Table3.D2" office:value-type="string">
            <text:p text:style-name="P13">0</text:p>
          </table:table-cell>
        </table:table-row>
        <table:table-row table:style-name="Table3.1">
          <table:table-cell table:style-name="Table3.A2" office:value-type="string">
            <text:p text:style-name="P13">14</text:p>
          </table:table-cell>
          <table:table-cell table:style-name="Table3.A2" office:value-type="string">
            <text:p text:style-name="P13">011.01</text:p>
          </table:table-cell>
          <table:table-cell table:style-name="Table3.A2" office:value-type="string">
            <text:p text:style-name="P13">011.</text:p>
          </table:table-cell>
          <table:table-cell table:style-name="Table3.D2" office:value-type="string">
            <text:p text:style-name="P13">-1/4</text:p>
          </table:table-cell>
        </table:table-row>
        <table:table-row table:style-name="Table3.1"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3">011.10</text:p>
          </table:table-cell>
          <table:table-cell table:style-name="Table3.A2" office:value-type="string">
            <text:p text:style-name="P13">100.</text:p>
          </table:table-cell>
          <table:table-cell table:style-name="Table3.D2" office:value-type="string">
            <text:p text:style-name="P13">+1/2</text:p>
          </table:table-cell>
        </table:table-row>
        <table:table-row table:style-name="Table3.1">
          <table:table-cell table:style-name="Table3.A2" office:value-type="string">
            <text:p text:style-name="P13">16</text:p>
          </table:table-cell>
          <table:table-cell table:style-name="Table3.A2" office:value-type="string">
            <text:p text:style-name="P13">011.11</text:p>
          </table:table-cell>
          <table:table-cell table:style-name="Table3.A2" office:value-type="string">
            <text:p text:style-name="P13">100.</text:p>
          </table:table-cell>
          <table:table-cell table:style-name="Table3.D2" office:value-type="string">
            <text:p text:style-name="P13">+1/4</text:p>
          </table:table-cell>
        </table:table-row>
        <table:table-row table:style-name="Table3.1">
          <table:table-cell table:style-name="Table3.A2" office:value-type="string">
            <text:p text:style-name="P13">17</text:p>
          </table:table-cell>
          <table:table-cell table:style-name="Table3.A2" office:value-type="string">
            <text:p text:style-name="P13">100.00</text:p>
          </table:table-cell>
          <table:table-cell table:style-name="Table3.A2" office:value-type="string">
            <text:p text:style-name="P13">100.</text:p>
          </table:table-cell>
          <table:table-cell table:style-name="Table3.D2" office:value-type="string">
            <text:p text:style-name="P13">0</text:p>
          </table:table-cell>
        </table:table-row>
        <table:table-row table:style-name="Table3.1">
          <table:table-cell table:style-name="Table3.A2" office:value-type="string">
            <text:p text:style-name="P13">18</text:p>
          </table:table-cell>
          <table:table-cell table:style-name="Table3.A2" office:value-type="string">
            <text:p text:style-name="P13">100.01</text:p>
          </table:table-cell>
          <table:table-cell table:style-name="Table3.A2" office:value-type="string">
            <text:p text:style-name="P13">100.</text:p>
          </table:table-cell>
          <table:table-cell table:style-name="Table3.D2" office:value-type="string">
            <text:p text:style-name="P13">-1/4</text:p>
          </table:table-cell>
        </table:table-row>
        <table:table-row table:style-name="Table3.1">
          <table:table-cell table:style-name="Table3.A2" office:value-type="string">
            <text:p text:style-name="P13">19</text:p>
          </table:table-cell>
          <table:table-cell table:style-name="Table3.A2" office:value-type="string">
            <text:p text:style-name="P13">100.10</text:p>
          </table:table-cell>
          <table:table-cell table:style-name="Table3.A2" office:value-type="string">
            <text:p text:style-name="P13">101.</text:p>
          </table:table-cell>
          <table:table-cell table:style-name="Table3.D2" office:value-type="string">
            <text:p text:style-name="P13">+1/2</text:p>
          </table:table-cell>
        </table:table-row>
        <table:table-row table:style-name="Table3.1">
          <table:table-cell table:style-name="Table3.A2" office:value-type="string">
            <text:p text:style-name="P13">20</text:p>
          </table:table-cell>
          <table:table-cell table:style-name="Table3.A2" office:value-type="string">
            <text:p text:style-name="P13">100.11</text:p>
          </table:table-cell>
          <table:table-cell table:style-name="Table3.A2" office:value-type="string">
            <text:p text:style-name="P13">101.</text:p>
          </table:table-cell>
          <table:table-cell table:style-name="Table3.D2" office:value-type="string">
            <text:p text:style-name="P13">+1/4</text:p>
          </table:table-cell>
        </table:table-row>
        <table:table-row table:style-name="Table3.1">
          <table:table-cell table:style-name="Table3.A2" office:value-type="string">
            <text:p text:style-name="P13">21</text:p>
          </table:table-cell>
          <table:table-cell table:style-name="Table3.A2" office:value-type="string">
            <text:p text:style-name="P13">101.00</text:p>
          </table:table-cell>
          <table:table-cell table:style-name="Table3.A2" office:value-type="string">
            <text:p text:style-name="P13">101.</text:p>
          </table:table-cell>
          <table:table-cell table:style-name="Table3.D2" office:value-type="string">
            <text:p text:style-name="P13">0</text:p>
          </table:table-cell>
        </table:table-row>
        <table:table-row table:style-name="Table3.1">
          <table:table-cell table:style-name="Table3.A2" office:value-type="string">
            <text:p text:style-name="P13">22</text:p>
          </table:table-cell>
          <table:table-cell table:style-name="Table3.A2" office:value-type="string">
            <text:p text:style-name="P13">101.01</text:p>
          </table:table-cell>
          <table:table-cell table:style-name="Table3.A2" office:value-type="string">
            <text:p text:style-name="P13">101.</text:p>
          </table:table-cell>
          <table:table-cell table:style-name="Table3.D2" office:value-type="string">
            <text:p text:style-name="P13">-1/4</text:p>
          </table:table-cell>
        </table:table-row>
        <table:table-row table:style-name="Table3.1">
          <table:table-cell table:style-name="Table3.A2" office:value-type="string">
            <text:p text:style-name="P13">23</text:p>
          </table:table-cell>
          <table:table-cell table:style-name="Table3.A2" office:value-type="string">
            <text:p text:style-name="P13">101.10</text:p>
          </table:table-cell>
          <table:table-cell table:style-name="Table3.A2" office:value-type="string">
            <text:p text:style-name="P13">110.</text:p>
          </table:table-cell>
          <table:table-cell table:style-name="Table3.D2" office:value-type="string">
            <text:p text:style-name="P13">+1/2</text:p>
          </table:table-cell>
        </table:table-row>
        <table:table-row table:style-name="Table3.1">
          <table:table-cell table:style-name="Table3.A2" office:value-type="string">
            <text:p text:style-name="P13">24</text:p>
          </table:table-cell>
          <table:table-cell table:style-name="Table3.A2" office:value-type="string">
            <text:p text:style-name="P13">101.11</text:p>
          </table:table-cell>
          <table:table-cell table:style-name="Table3.A2" office:value-type="string">
            <text:p text:style-name="P13">110.</text:p>
          </table:table-cell>
          <table:table-cell table:style-name="Table3.D2" office:value-type="string">
            <text:p text:style-name="P13">+1/4</text:p>
          </table:table-cell>
        </table:table-row>
        <table:table-row table:style-name="Table3.1">
          <table:table-cell table:style-name="Table3.A2" office:value-type="string">
            <text:p text:style-name="P13">25</text:p>
          </table:table-cell>
          <table:table-cell table:style-name="Table3.A2" office:value-type="string">
            <text:p text:style-name="P13">110.00</text:p>
          </table:table-cell>
          <table:table-cell table:style-name="Table3.A2" office:value-type="string">
            <text:p text:style-name="P13">110.</text:p>
          </table:table-cell>
          <table:table-cell table:style-name="Table3.D2" office:value-type="string">
            <text:p text:style-name="P13">0</text:p>
          </table:table-cell>
        </table:table-row>
        <table:table-row table:style-name="Table3.1">
          <table:table-cell table:style-name="Table3.A2" office:value-type="string">
            <text:p text:style-name="P13">26</text:p>
          </table:table-cell>
          <table:table-cell table:style-name="Table3.A2" office:value-type="string">
            <text:p text:style-name="P13">110.01</text:p>
          </table:table-cell>
          <table:table-cell table:style-name="Table3.A2" office:value-type="string">
            <text:p text:style-name="P13">110.</text:p>
          </table:table-cell>
          <table:table-cell table:style-name="Table3.D2" office:value-type="string">
            <text:p text:style-name="P13">-1/4</text:p>
          </table:table-cell>
        </table:table-row>
        <table:table-row table:style-name="Table3.1">
          <table:table-cell table:style-name="Table3.A2" office:value-type="string">
            <text:p text:style-name="P13">27</text:p>
          </table:table-cell>
          <table:table-cell table:style-name="Table3.A2" office:value-type="string">
            <text:p text:style-name="P13">110.10</text:p>
          </table:table-cell>
          <table:table-cell table:style-name="Table3.A2" office:value-type="string">
            <text:p text:style-name="P13">111.</text:p>
          </table:table-cell>
          <table:table-cell table:style-name="Table3.D2" office:value-type="string">
            <text:p text:style-name="P13">+1/2</text:p>
          </table:table-cell>
        </table:table-row>
        <table:table-row table:style-name="Table3.1">
          <table:table-cell table:style-name="Table3.A2" office:value-type="string">
            <text:p text:style-name="P13">28</text:p>
          </table:table-cell>
          <table:table-cell table:style-name="Table3.A2" office:value-type="string">
            <text:p text:style-name="P13">110.11</text:p>
          </table:table-cell>
          <table:table-cell table:style-name="Table3.A2" office:value-type="string">
            <text:p text:style-name="P13">111.</text:p>
          </table:table-cell>
          <table:table-cell table:style-name="Table3.D2" office:value-type="string">
            <text:p text:style-name="P13">+1/4</text:p>
          </table:table-cell>
        </table:table-row>
        <table:table-row table:style-name="Table3.1">
          <table:table-cell table:style-name="Table3.A2" office:value-type="string">
            <text:p text:style-name="P13">29</text:p>
          </table:table-cell>
          <table:table-cell table:style-name="Table3.A2" office:value-type="string">
            <text:p text:style-name="P13">111.00</text:p>
          </table:table-cell>
          <table:table-cell table:style-name="Table3.A2" office:value-type="string">
            <text:p text:style-name="P13">111.</text:p>
          </table:table-cell>
          <table:table-cell table:style-name="Table3.D2" office:value-type="string">
            <text:p text:style-name="P13">0</text:p>
          </table:table-cell>
        </table:table-row>
        <text:soft-page-break/>
        <table:table-row table:style-name="Table3.1"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3">111.01</text:p>
          </table:table-cell>
          <table:table-cell table:style-name="Table3.A2" office:value-type="string">
            <text:p text:style-name="P13">111.</text:p>
          </table:table-cell>
          <table:table-cell table:style-name="Table3.D2" office:value-type="string">
            <text:p text:style-name="P13">-1/4</text:p>
          </table:table-cell>
        </table:table-row>
        <table:table-row table:style-name="Table3.1">
          <table:table-cell table:style-name="Table3.A2" office:value-type="string">
            <text:p text:style-name="P13">31</text:p>
          </table:table-cell>
          <table:table-cell table:style-name="Table3.A2" office:value-type="string">
            <text:p text:style-name="P13">111.10</text:p>
          </table:table-cell>
          <table:table-cell table:style-name="Table3.A2" office:value-type="string">
            <text:p text:style-name="P13">111.</text:p>
          </table:table-cell>
          <table:table-cell table:style-name="Table3.D2" office:value-type="string">
            <text:p text:style-name="P13">-1/2</text:p>
          </table:table-cell>
        </table:table-row>
        <table:table-row table:style-name="Table3.1">
          <table:table-cell table:style-name="Table3.A2" office:value-type="string">
            <text:p text:style-name="P13">32</text:p>
          </table:table-cell>
          <table:table-cell table:style-name="Table3.A2" office:value-type="string">
            <text:p text:style-name="P13">111.11</text:p>
          </table:table-cell>
          <table:table-cell table:style-name="Table3.A2" office:value-type="string">
            <text:p text:style-name="P13">111.</text:p>
          </table:table-cell>
          <table:table-cell table:style-name="Table3.D2" office:value-type="string">
            <text:p text:style-name="P13">-3/4</text:p>
          </table:table-cell>
        </table:table-row>
      </table:table>
      <text:p text:style-name="P1"/>
      <text:p text:style-name="P1"><text:s text:c="35"/></text:p>
      <text:p text:style-name="P1"/>
      <text:p text:style-name="P1"/>
      <text:p text:style-name="Standard"><text:span text:style-name="T14">* It can be seen from the above truth table that the maximal errors </text:span><text:span text:style-name="T16">e</text:span><text:span text:style-name="T25">+</text:span><text:span text:style-name="T6">max <text:s text:c="2"/></text:span><text:span text:style-name="T16">= +1/2 </text:span><text:span text:style-name="T14"><text:s/>and <text:s/></text:span><text:span text:style-name="T16">e</text:span><text:span text:style-name="T25">-</text:span><text:span text:style-name="T6">max </text:span><text:span text:style-name="T16">= -3/4</text:span></text:p>
      <text:p text:style-name="P1"/>
      <text:p text:style-name="P1">And, bias = 1/32 [ 7 ( 0 + (-1/4) + (1/2) + (1/4)) + (0 + (-1/4) + (-1/2) + (-3/4))] <text:s/></text:p>
      <text:p text:style-name="P1"><text:s text:c="17"/>= <text:s text:c="2"/>(1/32) * (7/2 -3/2)</text:p>
      <text:p text:style-name="Standard"><text:span text:style-name="T14"><text:s text:c="4"/>=&gt; </text:span><text:span text:style-name="T16">Bias = <text:s text:c="2"/>1/16 </text:span></text:p>
      <text:p text:style-name="P5"/>
      <text:p text:style-name="P1"/>
      <text:p text:style-name="P1">7. (Chapter 5) Give two different designs for a 12-bit CLA (carry-lookahead adder) using 4-bit </text:p>
      <text:p text:style-name="P1">CLA and/or carry generator as building blocks. One has one-level carry lookahead architec- </text:p>
      <text:p text:style-name="P1">ture and the other uses two-level carry lookahead. Show a critical path and the critical path </text:p>
      <text:p text:style-name="P1">delay for both designs. (16 marks)</text:p>
      <text:p text:style-name="P1"/>
      <text:p text:style-name="Standard"><text:span text:style-name="T14">Ans.) <text:s/></text:span><text:bookmark-start text:name="__DdeLink__2960_329897097"/><text:span text:style-name="T14">A 12-bit CLA with one-level carry lookahead architecture can be generated using 4-bit CLA </text:span></text:p>
      <text:p text:style-name="Standard"><text:span text:style-name="T14"><text:s text:c="11"/></text:span><text:bookmark-end text:name="__DdeLink__2960_329897097"/><text:span text:style-name="T14">and carry generator as building blocks as follows:</text:span></text:p>
      <text:p text:style-name="P1"/>
      <text:p text:style-name="P1"><text:s text:c="59"/></text:p>
      <text:p text:style-name="P1"><draw:line text:anchor-type="paragraph" draw:z-index="19" draw:style-name="gr6" draw:text-style-name="P19" svg:x1="16.517cm" svg:y1="0.332cm" svg:x2="16.54cm" svg:y2="5.964cm"><text:p/></draw:line> <text:s text:c="10"/>Diagram 1) <text:s/>12-bit CLA with one-level carry lookahead <text:s text:c="121"/></text:p>
      <text:p text:style-name="Standard"><draw:line text:anchor-type="paragraph" draw:z-index="20" draw:style-name="gr1" draw:text-style-name="P19" svg:x1="7.415cm" svg:y1="0.42cm" svg:x2="7.415cm" svg:y2="1.503cm"><text:p/></draw:line><draw:line text:anchor-type="paragraph" draw:z-index="21" draw:style-name="gr1" draw:text-style-name="P19" svg:x1="16.332cm" svg:y1="0.453cm" svg:x2="16.332cm" svg:y2="1.536cm"><text:p/></draw:line><draw:line text:anchor-type="paragraph" draw:z-index="22" draw:style-name="gr1" draw:text-style-name="P19" svg:x1="15.459cm" svg:y1="0.452cm" svg:x2="15.459cm" svg:y2="1.537cm"><text:p/></draw:line><draw:line text:anchor-type="paragraph" draw:z-index="23" draw:style-name="gr1" draw:text-style-name="P19" svg:x1="14.93cm" svg:y1="0.452cm" svg:x2="14.93cm" svg:y2="1.537cm"><text:p/></draw:line><draw:line text:anchor-type="paragraph" draw:z-index="24" draw:style-name="gr1" draw:text-style-name="P19" svg:x1="14.162cm" svg:y1="0.423cm" svg:x2="14.162cm" svg:y2="1.508cm"><text:p/></draw:line><draw:line text:anchor-type="paragraph" draw:z-index="25" draw:style-name="gr1" draw:text-style-name="P19" svg:x1="13.607cm" svg:y1="0.425cm" svg:x2="13.607cm" svg:y2="1.508cm"><text:p/></draw:line><draw:line text:anchor-type="paragraph" draw:z-index="26" draw:style-name="gr1" draw:text-style-name="P19" svg:x1="12.839cm" svg:y1="0.452cm" svg:x2="12.839cm" svg:y2="1.537cm"><text:p/></draw:line><draw:line text:anchor-type="paragraph" draw:z-index="27" draw:style-name="gr1" draw:text-style-name="P19" svg:x1="12.31cm" svg:y1="0.452cm" svg:x2="12.31cm" svg:y2="1.537cm"><text:p/></draw:line><draw:line text:anchor-type="paragraph" draw:z-index="28" draw:style-name="gr1" draw:text-style-name="P19" svg:x1="10.537cm" svg:y1="0.448cm" svg:x2="10.537cm" svg:y2="1.531cm"><text:p/></draw:line><draw:line text:anchor-type="paragraph" draw:z-index="29" draw:style-name="gr1" draw:text-style-name="P19" svg:x1="10.035cm" svg:y1="0.448cm" svg:x2="10.035cm" svg:y2="1.531cm"><text:p/></draw:line><draw:line text:anchor-type="paragraph" draw:z-index="30" draw:style-name="gr1" draw:text-style-name="P19" svg:x1="9.215cm" svg:y1="0.446cm" svg:x2="9.215cm" svg:y2="1.529cm"><text:p/></draw:line><draw:line text:anchor-type="paragraph" draw:z-index="31" draw:style-name="gr1" draw:text-style-name="P19" svg:x1="8.712cm" svg:y1="0.446cm" svg:x2="8.712cm" svg:y2="1.529cm"><text:p/></draw:line><draw:line text:anchor-type="paragraph" draw:z-index="32" draw:style-name="gr1" draw:text-style-name="P19" svg:x1="16.835cm" svg:y1="0.453cm" svg:x2="16.835cm" svg:y2="1.536cm"><text:p/></draw:line><draw:line text:anchor-type="paragraph" draw:z-index="33" draw:style-name="gr1" draw:text-style-name="P19" svg:x1="7.892cm" svg:y1="0.416cm" svg:x2="7.892cm" svg:y2="1.503cm"><text:p/></draw:line><draw:line text:anchor-type="paragraph" draw:z-index="34" draw:style-name="gr1" draw:text-style-name="P19" svg:x1="6.569cm" svg:y1="0.446cm" svg:x2="6.569cm" svg:y2="1.529cm"><text:p/></draw:line><draw:line text:anchor-type="paragraph" draw:z-index="35" draw:style-name="gr1" draw:text-style-name="P19" svg:x1="6.119cm" svg:y1="0.446cm" svg:x2="6.119cm" svg:y2="1.529cm"><text:p/></draw:line><draw:line text:anchor-type="paragraph" draw:z-index="36" draw:style-name="gr1" draw:text-style-name="P19" svg:x1="4.579cm" svg:y1="0.434cm" svg:x2="4.579cm" svg:y2="1.517cm"><text:p/></draw:line><draw:line text:anchor-type="paragraph" draw:z-index="37" draw:style-name="gr1" draw:text-style-name="P19" svg:x1="4.129cm" svg:y1="0.434cm" svg:x2="4.129cm" svg:y2="1.517cm"><text:p/></draw:line><draw:line text:anchor-type="paragraph" draw:z-index="38" draw:style-name="gr1" draw:text-style-name="P19" svg:x1="3.203cm" svg:y1="0.432cm" svg:x2="3.203cm" svg:y2="1.515cm"><text:p/></draw:line><draw:line text:anchor-type="paragraph" draw:z-index="39" draw:style-name="gr1" draw:text-style-name="P19" svg:x1="2.78cm" svg:y1="0.432cm" svg:x2="2.78cm" svg:y2="1.515cm"><text:p/></draw:line><draw:line text:anchor-type="paragraph" draw:z-index="40" draw:style-name="gr1" draw:text-style-name="P19" svg:x1="1.88cm" svg:y1="0.402cm" svg:x2="1.88cm" svg:y2="1.489cm"><text:p/></draw:line><draw:line text:anchor-type="paragraph" draw:z-index="41" draw:style-name="gr1" draw:text-style-name="P19" svg:x1="1.431cm" svg:y1="0.406cm" svg:x2="1.431cm" svg:y2="1.489cm"><text:p/></draw:line><draw:line text:anchor-type="paragraph" draw:z-index="42" draw:style-name="gr1" draw:text-style-name="P19" svg:x1="0.584cm" svg:y1="0.432cm" svg:x2="0.584cm" svg:y2="1.515cm"><text:p/></draw:line><draw:line text:anchor-type="paragraph" draw:z-index="43" draw:style-name="gr1" draw:text-style-name="P19" svg:x1="0.161cm" svg:y1="0.432cm" svg:x2="0.161cm" svg:y2="1.515cm"><text:p/></draw:line><draw:line text:anchor-type="paragraph" draw:z-index="44" draw:style-name="gr1" draw:text-style-name="P19" svg:x1="17.814cm" svg:y1="0.374cm" svg:x2="17.835cm" svg:y2="5.435cm"><text:p/></draw:line><draw:frame text:anchor-type="paragraph" draw:z-index="159" draw:style-name="gr11" svg:width="0.583cm" svg:height="0.742cm" svg:x="17.522cm" svg:y="0.164cm"><draw:text-box><text:p>c<text:span text:style-name="T32">0</text:span></text:p></draw:text-box></draw:frame><text:span text:style-name="T14">x</text:span><text:span text:style-name="T2">11 <text:s/></text:span><text:span text:style-name="T14">y</text:span><text:span text:style-name="T2">11 <text:s text:c="2"/></text:span><text:span text:style-name="T14">x</text:span><text:span text:style-name="T2">10 <text:s/></text:span><text:span text:style-name="T14">y</text:span><text:span text:style-name="T2">10 </text:span><text:span text:style-name="T14"><text:s text:c="3"/>x</text:span><text:span text:style-name="T2">9 <text:s text:c="2"/></text:span><text:span text:style-name="T14">y</text:span><text:span text:style-name="T2">9</text:span><text:span text:style-name="T14"> <text:s text:c="3"/>x</text:span><text:span text:style-name="T2">8</text:span><text:span text:style-name="T14"> <text:s/>y</text:span><text:span text:style-name="T2">8 <text:s text:c="17"/></text:span><text:span text:style-name="T14">x</text:span><text:span text:style-name="T2">7 <text:s text:c="3"/></text:span><text:span text:style-name="T14">y</text:span><text:span text:style-name="T2">7 <text:s text:c="5"/></text:span><text:span text:style-name="T14">x</text:span><text:span text:style-name="T2">6</text:span><text:span text:style-name="T14"> <text:s/>y</text:span><text:span text:style-name="T2">6 </text:span><text:span text:style-name="T14"><text:s text:c="3"/>x</text:span><text:span text:style-name="T2">5 <text:s text:c="4"/></text:span><text:span text:style-name="T14">y</text:span><text:span text:style-name="T2">5</text:span><text:span text:style-name="T14"> <text:s text:c="3"/>x</text:span><text:span text:style-name="T2">4</text:span><text:span text:style-name="T14"> <text:s/>y</text:span><text:span text:style-name="T2">4</text:span><text:span text:style-name="T14"> <text:s text:c="12"/>x</text:span><text:span text:style-name="T2">3 <text:s text:c="3"/></text:span><text:span text:style-name="T14">y</text:span><text:span text:style-name="T2">3 <text:s text:c="5"/></text:span><text:span text:style-name="T14">x</text:span><text:span text:style-name="T2">2</text:span><text:span text:style-name="T14"> <text:s/>y</text:span><text:span text:style-name="T2">2 </text:span><text:span text:style-name="T14"><text:s text:c="3"/>x</text:span><text:span text:style-name="T2">1 <text:s text:c="4"/></text:span><text:span text:style-name="T14">y</text:span><text:span text:style-name="T2">1</text:span><text:span text:style-name="T14"> <text:s text:c="3"/>x</text:span><text:span text:style-name="T2">0</text:span><text:span text:style-name="T14"> <text:s/>y</text:span><text:span text:style-name="T2">0 <text:s text:c="11"/></text:span><text:span text:style-name="T14"><text:s text:c="94"/></text:span></text:p>
      <text:p text:style-name="P1"/>
      <text:p text:style-name="P1"><draw:custom-shape text:anchor-type="paragraph" draw:z-index="160" draw:style-name="gr12" draw:text-style-name="P19" svg:width="4.896cm" svg:height="4.896cm" svg:x="-0.152cm" svg:y="0.381cm"><text:p/><draw:enhanced-geometry svg:viewBox="0 0 21600 21600" draw:type="rectangle" draw:enhanced-path="M 0 0 L 21600 0 21600 21600 0 21600 0 0 Z N"/></draw:custom-shape><draw:custom-shape text:anchor-type="paragraph" draw:z-index="161" draw:style-name="gr12" draw:text-style-name="P19" svg:width="4.896cm" svg:height="4.896cm" svg:x="5.934cm" svg:y="0.212cm"><text:p/><draw:enhanced-geometry svg:viewBox="0 0 21600 21600" draw:type="rectangle" draw:enhanced-path="M 0 0 L 21600 0 21600 21600 0 21600 0 0 Z N"/></draw:custom-shape><draw:custom-shape text:anchor-type="paragraph" draw:z-index="162" draw:style-name="gr12" draw:text-style-name="P19" svg:width="4.896cm" svg:height="4.896cm" svg:x="12.178cm" svg:y="0.169cm"><text:p/><draw:enhanced-geometry svg:viewBox="0 0 21600 21600" draw:type="rectangle" draw:enhanced-path="M 0 0 L 21600 0 21600 21600 0 21600 0 0 Z N"/></draw:custom-shape></text:p>
      <text:p text:style-name="P1"><draw:rect text:anchor-type="paragraph" draw:z-index="45" draw:style-name="gr7" draw:text-style-name="P19" svg:width="0.738cm" svg:height="1.003cm" svg:x="12.231cm" svg:y="0.078cm"><text:p/></draw:rect><draw:rect text:anchor-type="paragraph" draw:z-index="46" draw:style-name="gr7" draw:text-style-name="P19" svg:width="0.738cm" svg:height="1.003cm" svg:x="13.554cm" svg:y="0.049cm"><text:p/></draw:rect><draw:rect text:anchor-type="paragraph" draw:z-index="47" draw:style-name="gr7" draw:text-style-name="P19" svg:width="0.765cm" svg:height="1.003cm" svg:x="14.824cm" svg:y="0.078cm"><text:p/></draw:rect><draw:rect text:anchor-type="paragraph" draw:z-index="48" draw:style-name="gr7" draw:text-style-name="P19" svg:width="0.659cm" svg:height="1.003cm" svg:x="16.252cm" svg:y="0.079cm"><text:p/></draw:rect><draw:rect text:anchor-type="paragraph" draw:z-index="49" draw:style-name="gr7" draw:text-style-name="P19" svg:width="0.659cm" svg:height="1.003cm" svg:x="6.013cm" svg:y="0.072cm"><text:p/></draw:rect><draw:rect text:anchor-type="paragraph" draw:z-index="50" draw:style-name="gr7" draw:text-style-name="P19" svg:width="0.685cm" svg:height="1.003cm" svg:x="7.336cm" svg:y="0.046cm"><text:p/></draw:rect><draw:rect text:anchor-type="paragraph" draw:z-index="51" draw:style-name="gr7" draw:text-style-name="P19" svg:width="0.685cm" svg:height="1.003cm" svg:x="8.58cm" svg:y="0.072cm"><text:p/></draw:rect><draw:rect text:anchor-type="paragraph" draw:z-index="52" draw:style-name="gr7" draw:text-style-name="P19" svg:width="0.659cm" svg:height="1.003cm" svg:x="9.955cm" svg:y="0.074cm"><text:p/></draw:rect><draw:rect text:anchor-type="paragraph" draw:z-index="53" draw:style-name="gr7" draw:text-style-name="P19" svg:width="0.738cm" svg:height="1.003cm" svg:x="0.007cm" svg:y="0.058cm"><text:p/></draw:rect><draw:rect text:anchor-type="paragraph" draw:z-index="54" draw:style-name="gr7" draw:text-style-name="P19" svg:width="0.712cm" svg:height="1.003cm" svg:x="1.33cm" svg:y="0.032cm"><text:p/></draw:rect><draw:rect text:anchor-type="paragraph" draw:z-index="55" draw:style-name="gr7" draw:text-style-name="P19" svg:width="0.765cm" svg:height="1.003cm" svg:x="2.574cm" svg:y="0.058cm"><text:p/></draw:rect><draw:rect text:anchor-type="paragraph" draw:z-index="56" draw:style-name="gr7" draw:text-style-name="P19" svg:width="0.765cm" svg:height="1.003cm" svg:x="3.923cm" svg:y="0.06cm"><text:p/></draw:rect></text:p>
      <text:p text:style-name="P1"><draw:line text:anchor-type="paragraph" draw:z-index="57" draw:style-name="gr1" draw:text-style-name="P19" svg:x1="13.369cm" svg:y1="0.199cm" svg:x2="13.369cm" svg:y2="2.944cm"><text:p/></draw:line><draw:line text:anchor-type="paragraph" draw:z-index="58" draw:style-name="gr8" draw:text-style-name="P19" svg:x1="0.589cm" svg:y1="0.056cm" svg:x2="0.589cm" svg:y2="2.049cm"><text:p/></draw:line><draw:line text:anchor-type="paragraph" draw:z-index="59" draw:style-name="gr5" draw:text-style-name="P19" svg:x1="15.591cm" svg:y1="0.199cm" svg:x2="15.984cm" svg:y2="0.199cm"><text:p/></draw:line><draw:line text:anchor-type="paragraph" draw:z-index="60" draw:style-name="gr1" draw:text-style-name="P19" svg:x1="14.612cm" svg:y1="0.199cm" svg:x2="14.612cm" svg:y2="2.944cm"><text:p/></draw:line><draw:line text:anchor-type="paragraph" draw:z-index="61" draw:style-name="gr6" draw:text-style-name="P19" svg:x1="0.589cm" svg:y1="0.056cm" svg:x2="1.249cm" svg:y2="0.056cm"><text:p/></draw:line><draw:line text:anchor-type="paragraph" draw:z-index="62" draw:style-name="gr1" draw:text-style-name="P19" svg:x1="9.664cm" svg:y1="0.215cm" svg:x2="9.664cm" svg:y2="2.96cm"><text:p/></draw:line><draw:line text:anchor-type="paragraph" draw:z-index="63" draw:style-name="gr1" draw:text-style-name="P19" svg:x1="8.341cm" svg:y1="0.215cm" svg:x2="8.341cm" svg:y2="2.96cm"><text:p/></draw:line><draw:line text:anchor-type="paragraph" draw:z-index="64" draw:style-name="gr1" draw:text-style-name="P19" svg:x1="7.098cm" svg:y1="0.215cm" svg:x2="7.098cm" svg:y2="2.96cm"><text:p/></draw:line><draw:line text:anchor-type="paragraph" draw:z-index="65" draw:style-name="gr1" draw:text-style-name="P19" svg:x1="3.658cm" svg:y1="0.242cm" svg:x2="3.658cm" svg:y2="2.987cm"><text:p/></draw:line><draw:line text:anchor-type="paragraph" draw:z-index="66" draw:style-name="gr1" draw:text-style-name="P19" svg:x1="2.362cm" svg:y1="0.242cm" svg:x2="2.362cm" svg:y2="2.987cm"><text:p/></draw:line><draw:line text:anchor-type="paragraph" draw:z-index="67" draw:style-name="gr1" draw:text-style-name="P19" svg:x1="1.039cm" svg:y1="0.242cm" svg:x2="1.039cm" svg:y2="2.987cm"><text:p/></draw:line><draw:line text:anchor-type="paragraph" draw:z-index="68" draw:style-name="gr1" draw:text-style-name="P19" svg:x1="15.988cm" svg:y1="0.199cm" svg:x2="15.988cm" svg:y2="2.944cm"><text:p/></draw:line><draw:line text:anchor-type="paragraph" draw:z-index="69" draw:style-name="gr1" draw:text-style-name="P19" svg:x1="5.325cm" svg:y1="0.093cm" svg:x2="5.325cm" svg:y2="3.688cm"><text:p/></draw:line><draw:line text:anchor-type="paragraph" draw:z-index="70" draw:style-name="gr5" draw:text-style-name="P19" svg:x1="4.69cm" svg:y1="0.093cm" svg:x2="5.321cm" svg:y2="0.093cm"><text:p/></draw:line><draw:line text:anchor-type="paragraph" draw:z-index="71" draw:style-name="gr1" draw:text-style-name="P19" svg:x1="11.358cm" svg:y1="0.088cm" svg:x2="11.358cm" svg:y2="3.386cm"><text:p/></draw:line><draw:line text:anchor-type="paragraph" draw:z-index="72" draw:style-name="gr6" draw:text-style-name="P19" svg:x1="1.251cm" svg:y1="0.056cm" svg:x2="1.327cm" svg:y2="3.531cm"><text:p/></draw:line><draw:line text:anchor-type="paragraph" draw:z-index="166" draw:style-name="gr14" draw:text-style-name="P19" svg:x1="1.039cm" svg:y1="0.242cm" svg:x2="0.744cm" svg:y2="0.242cm"><text:p/></draw:line><draw:line text:anchor-type="paragraph" draw:z-index="167" draw:style-name="gr14" draw:text-style-name="P19" svg:x1="2.362cm" svg:y1="0.242cm" svg:x2="2.041cm" svg:y2="0.254cm"><text:p/></draw:line><draw:line text:anchor-type="paragraph" draw:z-index="168" draw:style-name="gr14" draw:text-style-name="P19" svg:x1="3.658cm" svg:y1="0.242cm" svg:x2="3.337cm" svg:y2="0.254cm"><text:p/></draw:line><draw:line text:anchor-type="paragraph" draw:z-index="169" draw:style-name="gr14" draw:text-style-name="P19" svg:x1="7.098cm" svg:y1="0.215cm" svg:x2="6.671cm" svg:y2="0.227cm"><text:p/></draw:line><draw:line text:anchor-type="paragraph" draw:z-index="170" draw:style-name="gr14" draw:text-style-name="P19" svg:x1="8.341cm" svg:y1="0.215cm" svg:x2="8.02cm" svg:y2="0.227cm"><text:p/></draw:line><draw:line text:anchor-type="paragraph" draw:z-index="171" draw:style-name="gr14" draw:text-style-name="P19" svg:x1="13.368cm" svg:y1="0.199cm" svg:x2="12.968cm" svg:y2="0.199cm"><text:p/></draw:line><draw:line text:anchor-type="paragraph" draw:z-index="172" draw:style-name="gr15" draw:text-style-name="P19" svg:x1="14.612cm" svg:y1="0.199cm" svg:x2="14.291cm" svg:y2="0.201cm"><text:p/></draw:line><draw:line text:anchor-type="paragraph" draw:z-index="173" draw:style-name="gr14" draw:text-style-name="P19" svg:x1="9.664cm" svg:y1="0.215cm" svg:x2="9.264cm" svg:y2="0.227cm"><text:p/></draw:line><draw:line text:anchor-type="paragraph" draw:z-index="174" draw:style-name="gr14" draw:text-style-name="P19" svg:x1="11.358cm" svg:y1="0.088cm" svg:x2="10.829cm" svg:y2="0.088cm"><text:p/></draw:line><draw:line text:anchor-type="paragraph" draw:z-index="186" draw:style-name="gr25" draw:text-style-name="P19" svg:x1="16.91cm" svg:y1="0.122cm" svg:x2="17.834cm" svg:y2="0.122cm"><text:p/></draw:line>abd</text:p>
      <text:p text:style-name="P1"><draw:line text:anchor-type="paragraph" draw:z-index="73" draw:style-name="gr1" draw:text-style-name="P19" svg:x1="12.363cm" svg:y1="0.109cm" svg:x2="12.386cm" svg:y2="2.457cm"><text:p/></draw:line><draw:line text:anchor-type="paragraph" draw:z-index="74" draw:style-name="gr1" draw:text-style-name="P19" svg:x1="12.654cm" svg:y1="0.109cm" svg:x2="12.677cm" svg:y2="2.457cm"><text:p/></draw:line><draw:line text:anchor-type="paragraph" draw:z-index="75" draw:style-name="gr1" draw:text-style-name="P19" svg:x1="13.607cm" svg:y1="0.109cm" svg:x2="13.63cm" svg:y2="2.457cm"><text:p/></draw:line><draw:line text:anchor-type="paragraph" draw:z-index="76" draw:style-name="gr1" draw:text-style-name="P19" svg:x1="13.898cm" svg:y1="0.109cm" svg:x2="13.921cm" svg:y2="2.457cm"><text:p/></draw:line><draw:line text:anchor-type="paragraph" draw:z-index="77" draw:style-name="gr1" draw:text-style-name="P19" svg:x1="14.877cm" svg:y1="0.109cm" svg:x2="14.9cm" svg:y2="2.457cm"><text:p/></draw:line><draw:line text:anchor-type="paragraph" draw:z-index="78" draw:style-name="gr1" draw:text-style-name="P19" svg:x1="15.221cm" svg:y1="0.109cm" svg:x2="15.244cm" svg:y2="2.457cm"><text:p/></draw:line><draw:line text:anchor-type="paragraph" draw:z-index="79" draw:style-name="gr1" draw:text-style-name="P19" svg:x1="16.279cm" svg:y1="0.109cm" svg:x2="16.302cm" svg:y2="2.457cm"><text:p/></draw:line><draw:line text:anchor-type="paragraph" draw:z-index="80" draw:style-name="gr1" draw:text-style-name="P19" svg:x1="16.596cm" svg:y1="0.111cm" svg:x2="16.617cm" svg:y2="2.459cm"><text:p/></draw:line><draw:line text:anchor-type="paragraph" draw:z-index="81" draw:style-name="gr1" draw:text-style-name="P19" svg:x1="10.273cm" svg:y1="0.125cm" svg:x2="10.296cm" svg:y2="2.473cm"><text:p/></draw:line><draw:line text:anchor-type="paragraph" draw:z-index="82" draw:style-name="gr1" draw:text-style-name="P19" svg:x1="9.982cm" svg:y1="0.125cm" svg:x2="10.005cm" svg:y2="2.473cm"><text:p/></draw:line><draw:line text:anchor-type="paragraph" draw:z-index="83" draw:style-name="gr1" draw:text-style-name="P19" svg:x1="8.606cm" svg:y1="0.104cm" svg:x2="8.629cm" svg:y2="2.452cm"><text:p/></draw:line><draw:line text:anchor-type="paragraph" draw:z-index="84" draw:style-name="gr1" draw:text-style-name="P19" svg:x1="8.897cm" svg:y1="0.125cm" svg:x2="8.92cm" svg:y2="2.473cm"><text:p/></draw:line><draw:line text:anchor-type="paragraph" draw:z-index="85" draw:style-name="gr1" draw:text-style-name="P19" svg:x1="7.468cm" svg:y1="0.123cm" svg:x2="7.493cm" svg:y2="2.473cm"><text:p/></draw:line><draw:line text:anchor-type="paragraph" draw:z-index="86" draw:style-name="gr1" draw:text-style-name="P19" svg:x1="7.654cm" svg:y1="0.125cm" svg:x2="7.675cm" svg:y2="2.473cm"><text:p/></draw:line><draw:line text:anchor-type="paragraph" draw:z-index="87" draw:style-name="gr1" draw:text-style-name="P19" svg:x1="6.066cm" svg:y1="0.125cm" svg:x2="6.089cm" svg:y2="2.473cm"><text:p/></draw:line><draw:line text:anchor-type="paragraph" draw:z-index="88" draw:style-name="gr1" draw:text-style-name="P19" svg:x1="6.384cm" svg:y1="0.125cm" svg:x2="6.405cm" svg:y2="2.473cm"><text:p/></draw:line><draw:line text:anchor-type="paragraph" draw:z-index="89" draw:style-name="gr1" draw:text-style-name="P19" svg:x1="3.949cm" svg:y1="0.092cm" svg:x2="3.972cm" svg:y2="2.44cm"><text:p/></draw:line><draw:line text:anchor-type="paragraph" draw:z-index="90" draw:style-name="gr1" draw:text-style-name="P19" svg:x1="4.32cm" svg:y1="0.092cm" svg:x2="4.343cm" svg:y2="2.44cm"><text:p/></draw:line><draw:line text:anchor-type="paragraph" draw:z-index="91" draw:style-name="gr1" draw:text-style-name="P19" svg:x1="2.626cm" svg:y1="0.152cm" svg:x2="2.647cm" svg:y2="2.5cm"><text:p/></draw:line><draw:line text:anchor-type="paragraph" draw:z-index="92" draw:style-name="gr1" draw:text-style-name="P19" svg:x1="2.997cm" svg:y1="0.09cm" svg:x2="3.02cm" svg:y2="2.438cm"><text:p/></draw:line><draw:line text:anchor-type="paragraph" draw:z-index="93" draw:style-name="gr1" draw:text-style-name="P19" svg:x1="1.334cm" svg:y1="0.064cm" svg:x2="1.36cm" svg:y2="2.415cm"><text:p/></draw:line><draw:line text:anchor-type="paragraph" draw:z-index="94" draw:style-name="gr1" draw:text-style-name="P19" svg:x1="1.621cm" svg:y1="0.152cm" svg:x2="1.644cm" svg:y2="2.5cm"><text:p/></draw:line><draw:line text:anchor-type="paragraph" draw:z-index="95" draw:style-name="gr1" draw:text-style-name="P19" svg:x1="0.034cm" svg:y1="0.152cm" svg:x2="0.055cm" svg:y2="2.5cm"><text:p/></draw:line><draw:line text:anchor-type="paragraph" draw:z-index="96" draw:style-name="gr1" draw:text-style-name="P19" svg:x1="0.351cm" svg:y1="0.152cm" svg:x2="0.374cm" svg:y2="2.5cm"><text:p/></draw:line><draw:line text:anchor-type="paragraph" draw:z-index="97" draw:style-name="gr1" draw:text-style-name="P19" svg:x1="16.835cm" svg:y1="0.111cm" svg:x2="16.856cm" svg:y2="1.296cm"><text:p/></draw:line><draw:line text:anchor-type="paragraph" draw:z-index="98" draw:style-name="gr1" draw:text-style-name="P19" svg:x1="15.512cm" svg:y1="0.109cm" svg:x2="15.535cm" svg:y2="1.294cm"><text:p/></draw:line><draw:line text:anchor-type="paragraph" draw:z-index="99" draw:style-name="gr1" draw:text-style-name="P19" svg:x1="14.162cm" svg:y1="0.083cm" svg:x2="14.185cm" svg:y2="1.268cm"><text:p/></draw:line><draw:line text:anchor-type="paragraph" draw:z-index="100" draw:style-name="gr1" draw:text-style-name="P19" svg:x1="12.919cm" svg:y1="0.109cm" svg:x2="12.942cm" svg:y2="1.294cm"><text:p/></draw:line><draw:line text:anchor-type="paragraph" draw:z-index="101" draw:style-name="gr1" draw:text-style-name="P19" svg:x1="10.537cm" svg:y1="0.106cm" svg:x2="10.558cm" svg:y2="1.291cm"><text:p/></draw:line><draw:line text:anchor-type="paragraph" draw:z-index="102" draw:style-name="gr1" draw:text-style-name="P19" svg:x1="9.188cm" svg:y1="0.104cm" svg:x2="9.211cm" svg:y2="1.289cm"><text:p/></draw:line><draw:line text:anchor-type="paragraph" draw:z-index="103" draw:style-name="gr1" draw:text-style-name="P19" svg:x1="7.892cm" svg:y1="0.078cm" svg:x2="7.915cm" svg:y2="1.263cm"><text:p/></draw:line><draw:line text:anchor-type="paragraph" draw:z-index="104" draw:style-name="gr1" draw:text-style-name="P19" svg:x1="6.648cm" svg:y1="0.104cm" svg:x2="6.671cm" svg:y2="1.289cm"><text:p/></draw:line><draw:line text:anchor-type="paragraph" draw:z-index="105" draw:style-name="gr1" draw:text-style-name="P19" svg:x1="4.637cm" svg:y1="0.092cm" svg:x2="4.66cm" svg:y2="1.277cm"><text:p/></draw:line><draw:line text:anchor-type="paragraph" draw:z-index="106" draw:style-name="gr1" draw:text-style-name="P19" svg:x1="3.261cm" svg:y1="0.09cm" svg:x2="3.282cm" svg:y2="1.275cm"><text:p/></draw:line><draw:line text:anchor-type="paragraph" draw:z-index="107" draw:style-name="gr1" draw:text-style-name="P19" svg:x1="1.912cm" svg:y1="0.064cm" svg:x2="1.935cm" svg:y2="1.249cm"><text:p/></draw:line><draw:line text:anchor-type="paragraph" draw:z-index="108" draw:style-name="gr1" draw:text-style-name="P19" svg:x1="0.669cm" svg:y1="0.09cm" svg:x2="0.69cm" svg:y2="1.275cm"><text:p/></draw:line></text:p>
      <text:p text:style-name="P1"/>
      <text:p text:style-name="Standard"><text:span text:style-name="T14"><text:s text:c="7"/>s</text:span><text:span text:style-name="T7">11 <text:s text:c="12"/></text:span><text:span text:style-name="T14">s</text:span><text:span text:style-name="T7">10 <text:s text:c="14"/></text:span><text:span text:style-name="T14">s</text:span><text:span text:style-name="T7">9 <text:s text:c="15"/></text:span><text:span text:style-name="T14">s</text:span><text:span text:style-name="T7">8 <text:s text:c="28"/></text:span><text:span text:style-name="T14">s</text:span><text:span text:style-name="T7">7 <text:s text:c="14"/></text:span><text:span text:style-name="T14">s</text:span><text:span text:style-name="T7">6 <text:s text:c="16"/></text:span><text:span text:style-name="T14">s</text:span><text:span text:style-name="T7">5 <text:s text:c="17"/></text:span><text:span text:style-name="T14">s</text:span><text:span text:style-name="T7">4 <text:s text:c="32"/></text:span><text:span text:style-name="T14">s</text:span><text:span text:style-name="T7">3 <text:s text:c="15"/></text:span><text:span text:style-name="T14">s</text:span><text:span text:style-name="T7">2 <text:s text:c="16"/></text:span><text:span text:style-name="T14">s</text:span><text:span text:style-name="T7">1 <text:s text:c="14"/></text:span><text:span text:style-name="T14">s</text:span><text:span text:style-name="T7">0</text:span></text:p>
      <text:p text:style-name="Standard"><text:span text:style-name="T14">g</text:span><text:span text:style-name="T2">11</text:span><text:span text:style-name="T14"> <text:s text:c="7"/>g</text:span><text:span text:style-name="T2">10</text:span><text:span text:style-name="T14"> <text:s text:c="7"/>g</text:span><text:span text:style-name="T2">9</text:span><text:span text:style-name="T14"> <text:s text:c="8"/>g</text:span><text:span text:style-name="T2">8</text:span><text:span text:style-name="T14"> <text:s text:c="16"/>g</text:span><text:span text:style-name="T2">7</text:span><text:span text:style-name="T14"> <text:s text:c="8"/>g</text:span><text:span text:style-name="T2">6</text:span><text:span text:style-name="T14"> <text:s text:c="8"/>g</text:span><text:span text:style-name="T2">5</text:span><text:span text:style-name="T14"> <text:s text:c="8"/>g</text:span><text:span text:style-name="T2">4</text:span><text:span text:style-name="T14"> <text:s text:c="19"/>g</text:span><text:span text:style-name="T2">3</text:span><text:span text:style-name="T14"> <text:s text:c="7"/>g</text:span><text:span text:style-name="T2">2</text:span><text:span text:style-name="T14"> <text:s text:c="8"/>g</text:span><text:span text:style-name="T2">1</text:span><text:span text:style-name="T14"> <text:s text:c="9"/>g</text:span><text:span text:style-name="T2">0</text:span><text:span text:style-name="T14"> <text:s text:c="42"/></text:span></text:p>
      <text:p text:style-name="Standard"><text:span text:style-name="T14"><text:s text:c="4"/>p</text:span><text:span text:style-name="T2">11</text:span><text:span text:style-name="T14"> <text:s text:c="6"/>p</text:span><text:span text:style-name="T2">10</text:span><text:span text:style-name="T14"> <text:s text:c="8"/>p</text:span><text:span text:style-name="T2">9</text:span><text:span text:style-name="T14"> <text:s text:c="8"/>p</text:span><text:span text:style-name="T2">8</text:span><text:span text:style-name="T14"> <text:s text:c="15"/>p</text:span><text:span text:style-name="T2">7</text:span><text:span text:style-name="T14"> <text:s text:c="8"/>p</text:span><text:span text:style-name="T2">6</text:span><text:span text:style-name="T14"> <text:s text:c="8"/>p</text:span><text:span text:style-name="T2">5</text:span><text:span text:style-name="T14"> <text:s text:c="8"/>p</text:span><text:span text:style-name="T2">4</text:span><text:span text:style-name="T14"> <text:s text:c="19"/>p</text:span><text:span text:style-name="T2">3</text:span><text:span text:style-name="T14"> <text:s text:c="7"/>p</text:span><text:span text:style-name="T2">2</text:span><text:span text:style-name="T14"> <text:s text:c="9"/>p</text:span><text:span text:style-name="T2">1</text:span><text:span text:style-name="T14"> <text:s text:c="9"/>p</text:span><text:span text:style-name="T2">0</text:span><text:span text:style-name="T14"> <text:s text:c="37"/></text:span></text:p>
      <text:p text:style-name="Standard"><draw:rect text:anchor-type="paragraph" draw:z-index="163" draw:style-name="gr13" draw:text-style-name="P19" svg:width="4.525cm" svg:height="1.026cm" svg:x="0.034cm" svg:y="0.065cm"><text:p/></draw:rect><draw:rect text:anchor-type="paragraph" draw:z-index="164" draw:style-name="gr13" draw:text-style-name="P19" svg:width="4.525cm" svg:height="1.026cm" svg:x="6.089cm" svg:y="0.039cm"><text:p/></draw:rect><draw:rect text:anchor-type="paragraph" draw:z-index="165" draw:style-name="gr13" draw:text-style-name="P19" svg:width="4.525cm" svg:height="1.026cm" svg:x="12.363cm" svg:y="0.023cm"><text:p/></draw:rect><text:span text:style-name="T14"> <text:s text:c="8"/>c</text:span><text:span text:style-name="T2">11 <text:s text:c="13"/></text:span><text:span text:style-name="T14">c</text:span><text:span text:style-name="T2">10 <text:s text:c="14"/></text:span><text:span text:style-name="T14">c</text:span><text:span text:style-name="T2">9</text:span><text:span text:style-name="T14"> <text:s text:c="13"/>c</text:span><text:span text:style-name="T2">8</text:span><text:span text:style-name="T14"> <text:s text:c="11"/>c</text:span><text:span text:style-name="T2">7</text:span><text:span text:style-name="T14"> <text:s text:c="8"/>c</text:span><text:span text:style-name="T2">6</text:span><text:span text:style-name="T14"> <text:s text:c="9"/>c</text:span><text:span text:style-name="T2">5</text:span><text:span text:style-name="T14"> <text:s text:c="14"/>c</text:span><text:span text:style-name="T2">4</text:span><text:span text:style-name="T14"> <text:s text:c="12"/>c</text:span><text:span text:style-name="T2">3</text:span><text:span text:style-name="T14"> <text:s text:c="8"/>c</text:span><text:span text:style-name="T2">2</text:span><text:span text:style-name="T14"> <text:s text:c="10"/>c</text:span><text:span text:style-name="T2">1</text:span><text:span text:style-name="T14"> <text:s text:c="63"/></text:span></text:p>
      <text:p text:style-name="P1"><draw:line text:anchor-type="paragraph" draw:z-index="109" draw:style-name="gr6" draw:text-style-name="P19" svg:x1="1.251cm" svg:y1="0.046cm" svg:x2="16.516cm" svg:y2="0.122cm"><text:p/></draw:line><draw:line text:anchor-type="paragraph" draw:z-index="110" draw:style-name="gr5" draw:text-style-name="P19" svg:x1="10.827cm" svg:y1="0.046cm" svg:x2="12.178cm" svg:y2="0.046cm"><text:p/></draw:line><draw:line text:anchor-type="paragraph" draw:z-index="111" draw:style-name="gr5" draw:text-style-name="P19" svg:x1="4.743cm" svg:y1="0.31cm" svg:x2="5.934cm" svg:y2="0.31cm"><text:p/></draw:line><draw:line text:anchor-type="paragraph" draw:z-index="187" draw:style-name="gr25" draw:text-style-name="P19" svg:x1="16.887cm" svg:y1="0.079cm" svg:x2="17.834cm" svg:y2="0.079cm"><text:p/></draw:line> <text:s text:c="10"/>Carry generator <text:s text:c="28"/>Carry generator <text:s text:c="32"/>Carry generator</text:p>
      <text:p text:style-name="P1"><draw:line text:anchor-type="paragraph" draw:z-index="112" draw:style-name="gr1" draw:text-style-name="P19" svg:x1="0.034cm" svg:y1="0.379cm" svg:x2="0.034cm" svg:y2="1.009cm"><text:p/></draw:line><draw:line text:anchor-type="paragraph" draw:z-index="113" draw:style-name="gr1" draw:text-style-name="P19" svg:x1="1.145cm" svg:y1="0.379cm" svg:x2="1.145cm" svg:y2="1.159cm"><text:p/></draw:line><draw:line text:anchor-type="paragraph" draw:z-index="114" draw:style-name="gr1" draw:text-style-name="P19" svg:x1="2.071cm" svg:y1="0.379cm" svg:x2="2.071cm" svg:y2="1.159cm"><text:p/></draw:line><draw:line text:anchor-type="paragraph" draw:z-index="115" draw:style-name="gr1" draw:text-style-name="P19" svg:x1="2.97cm" svg:y1="0.379cm" svg:x2="2.97cm" svg:y2="1.159cm"><text:p/></draw:line><draw:line text:anchor-type="paragraph" draw:z-index="116" draw:style-name="gr1" draw:text-style-name="P19" svg:x1="3.844cm" svg:y1="0.379cm" svg:x2="3.844cm" svg:y2="1.159cm"><text:p/></draw:line><draw:line text:anchor-type="paragraph" draw:z-index="117" draw:style-name="gr1" draw:text-style-name="P19" svg:x1="6.701cm" svg:y1="0.22cm" svg:x2="6.701cm" svg:y2="1.13cm"><text:p/></draw:line><draw:line text:anchor-type="paragraph" draw:z-index="118" draw:style-name="gr1" draw:text-style-name="P19" svg:x1="7.68cm" svg:y1="0.22cm" svg:x2="7.68cm" svg:y2="1.13cm"><text:p/></draw:line><draw:line text:anchor-type="paragraph" draw:z-index="119" draw:style-name="gr1" draw:text-style-name="P19" svg:x1="9.664cm" svg:y1="0.22cm" svg:x2="9.664cm" svg:y2="1.13cm"><text:p/></draw:line><draw:line text:anchor-type="paragraph" draw:z-index="120" draw:style-name="gr1" draw:text-style-name="P19" svg:x1="13.977cm" svg:y1="0.22cm" svg:x2="13.977cm" svg:y2="1.13cm"><text:p/></draw:line><draw:line text:anchor-type="paragraph" draw:z-index="121" draw:style-name="gr1" draw:text-style-name="P19" svg:x1="8.712cm" svg:y1="0.22cm" svg:x2="8.712cm" svg:y2="1.13cm"><text:p/></draw:line><draw:line text:anchor-type="paragraph" draw:z-index="122" draw:style-name="gr1" draw:text-style-name="P19" svg:x1="12.998cm" svg:y1="0.22cm" svg:x2="12.998cm" svg:y2="1.13cm"><text:p/></draw:line><draw:line text:anchor-type="paragraph" draw:z-index="123" draw:style-name="gr1" draw:text-style-name="P19" svg:x1="14.903cm" svg:y1="0.22cm" svg:x2="14.903cm" svg:y2="1.13cm"><text:p/></draw:line><draw:line text:anchor-type="paragraph" draw:z-index="124" draw:style-name="gr1" draw:text-style-name="P19" svg:x1="15.829cm" svg:y1="0.22cm" svg:x2="15.829cm" svg:y2="1.13cm"><text:p/></draw:line></text:p>
      <text:p text:style-name="P1"/>
      <text:p text:style-name="Standard"><text:span text:style-name="T14">c</text:span><text:span text:style-name="T2">12 <text:s text:c="9"/></text:span><text:span text:style-name="T14">s</text:span><text:span text:style-name="T2">11 <text:s text:c="8"/></text:span><text:span text:style-name="T14">s</text:span><text:span text:style-name="T2">10 <text:s text:c="7"/></text:span><text:span text:style-name="T14">s</text:span><text:span text:style-name="T2">9 <text:s text:c="8"/></text:span><text:span text:style-name="T14">s</text:span><text:span text:style-name="T2">8 <text:s text:c="41"/></text:span><text:span text:style-name="T14">s</text:span><text:span text:style-name="T2">7 <text:s text:c="11"/></text:span><text:span text:style-name="T14">s</text:span><text:span text:style-name="T2">6 <text:s text:c="11"/></text:span><text:span text:style-name="T14">s</text:span><text:span text:style-name="T2">5 <text:s text:c="10"/></text:span><text:span text:style-name="T14">s</text:span><text:span text:style-name="T2">4 <text:s text:c="48"/></text:span><text:span text:style-name="T14">s</text:span><text:span text:style-name="T2">3 <text:s text:c="11"/></text:span><text:span text:style-name="T14">s</text:span><text:span text:style-name="T2">2 <text:s text:c="9"/></text:span><text:span text:style-name="T14">s</text:span><text:span text:style-name="T2">1 <text:s text:c="10"/></text:span><text:span text:style-name="T14">s</text:span><text:span text:style-name="T2">0 </text:span></text:p>
      <text:p text:style-name="P1"/>
      <text:p text:style-name="P1"/>
      <text:p text:style-name="P1"/>
      <text:p text:style-name="Standard"><text:span text:style-name="T14">Here, g</text:span><text:span text:style-name="T2">i </text:span><text:span text:style-name="T14">= x</text:span><text:span text:style-name="T2">i <text:s/></text:span><text:span text:style-name="T14">+ <text:s/>y</text:span><text:span text:style-name="T2">i <text:s text:c="5"/></text:span><text:span text:style-name="T14">; <text:s text:c="3"/>p</text:span><text:span text:style-name="T2">i <text:s/></text:span><text:span text:style-name="T14">= x</text:span><text:span text:style-name="T2">i <text:s text:c="2"/></text:span><text:span text:style-name="T14">⊕ y</text:span><text:span text:style-name="T2">i <text:s text:c="3"/></text:span><text:span text:style-name="T14">; <text:s text:c="3"/>.........................(1) <text:s/>=&gt; 1Δ</text:span><text:span text:style-name="T2">G </text:span><text:span text:style-name="T14">gate delay </text:span></text:p>
      <text:p text:style-name="P1"><text:s text:c="3"/></text:p>
      <text:p text:style-name="Standard"><text:span text:style-name="T14"><text:s text:c="10"/>c</text:span><text:span text:style-name="T2">i+1 </text:span><text:span text:style-name="T14">= g</text:span><text:span text:style-name="T2">i </text:span><text:span text:style-name="T14">+ c</text:span><text:span text:style-name="T2">i </text:span><text:span text:style-name="T14">. p</text:span><text:span text:style-name="T2">i <text:s text:c="5"/></text:span><text:span text:style-name="T14">..................................................(2)</text:span><text:span text:style-name="T2"> <text:s text:c="3"/></text:span><text:span text:style-name="T14">=&gt; 2Δ</text:span><text:span text:style-name="T2">G <text:s/></text:span><text:span text:style-name="T14">gate delay</text:span><text:span text:style-name="T2"> <text:s text:c="2"/></text:span></text:p>
      <text:p text:style-name="P1"/>
      <text:p text:style-name="P3"><text:s text:c="5"/></text:p>
      <text:p text:style-name="Standard"><text:span text:style-name="T2"><text:s text:c="18"/></text:span><text:span text:style-name="T14">s</text:span><text:span text:style-name="T2">i <text:s/></text:span><text:span text:style-name="T14">= p</text:span><text:span text:style-name="T2">i </text:span><text:span text:style-name="T14"><text:s/>⊕ c</text:span><text:span text:style-name="T2">i <text:s/></text:span><text:span text:style-name="T14">.........................................................(3) <text:s/>=&gt; 1Δ</text:span><text:span text:style-name="T2">G <text:s/></text:span><text:span text:style-name="T14">gate delay</text:span></text:p>
      <text:p text:style-name="P1"><text:s/></text:p>
      <text:p text:style-name="Standard"><text:span text:style-name="T14">As can be seen from the figure, the critical path will be from x</text:span><text:span text:style-name="T2">0</text:span><text:span text:style-name="T14">/y</text:span><text:span text:style-name="T2">0 </text:span><text:span text:style-name="T14">/</text:span><text:span text:style-name="T2"> </text:span><text:span text:style-name="T14">x</text:span><text:span text:style-name="T2">1</text:span><text:span text:style-name="T14">/y</text:span><text:span text:style-name="T2">1 </text:span><text:span text:style-name="T14">/</text:span><text:span text:style-name="T2"> <text:s/></text:span><text:span text:style-name="T14">x</text:span><text:span text:style-name="T2">2</text:span><text:span text:style-name="T14">/y</text:span><text:span text:style-name="T2">2 </text:span><text:span text:style-name="T14">/</text:span><text:span text:style-name="T2"> </text:span><text:span text:style-name="T14">x</text:span><text:span text:style-name="T2">3</text:span><text:span text:style-name="T14">/y</text:span><text:span text:style-name="T2">3 <text:s/></text:span><text:span text:style-name="T14">to <text:s text:c="2"/>s</text:span><text:span text:style-name="T2">11</text:span><text:span text:style-name="T14">/s</text:span><text:span text:style-name="T2">10</text:span><text:span text:style-name="T14">/s</text:span><text:span text:style-name="T2">9</text:span><text:span text:style-name="T14">/s</text:span><text:span text:style-name="T2">8</text:span></text:p>
      <text:p text:style-name="P1"/>
      <text:p text:style-name="Standard"><text:span text:style-name="T17">Hence, critical path delay = 1Δ</text:span><text:span text:style-name="T9">G </text:span><text:span text:style-name="T17">+ 2Δ</text:span><text:span text:style-name="T9">G </text:span><text:span text:style-name="T17">+ 2Δ</text:span><text:span text:style-name="T9">G </text:span><text:span text:style-name="T17">+ 2Δ</text:span><text:span text:style-name="T9">G </text:span><text:span text:style-name="T17">+ 1Δ</text:span><text:span text:style-name="T9">G </text:span><text:span text:style-name="T17"><text:s/>= 8Δ</text:span><text:span text:style-name="T9">G</text:span></text:p>
      <text:p text:style-name="P1"><text:soft-page-break/></text:p>
      <text:p text:style-name="P1"/>
      <text:p text:style-name="P1">A 12-bit CLA with two-level carry lookahead architecture can be generated using 4-bit CLA </text:p>
      <text:p text:style-name="P1"><text:s/>and carry generator as building blocks as follows:</text:p>
      <text:p text:style-name="P1"/>
      <text:p text:style-name="P1"><draw:line text:anchor-type="paragraph" draw:z-index="125" draw:style-name="gr6" draw:text-style-name="P19" svg:x1="10.776cm" svg:y1="0.134cm" svg:x2="10.776cm" svg:y2="6.322cm"><text:p/></draw:line> <text:s text:c="32"/></text:p>
      <text:p text:style-name="P1"><text:s text:c="31"/>Diagram 2) 12-bit CLA with two-level carry lookahead</text:p>
      <text:p text:style-name="Standard"><draw:line text:anchor-type="paragraph" draw:z-index="126" draw:style-name="gr1" draw:text-style-name="P19" svg:x1="12.792cm" svg:y1="0.245cm" svg:x2="12.841cm" svg:y2="5.242cm"><text:p/></draw:line><draw:line text:anchor-type="paragraph" draw:z-index="127" draw:style-name="gr1" draw:text-style-name="P19" svg:x1="3.584cm" svg:y1="0.272cm" svg:x2="3.584cm" svg:y2="1.803cm"><text:p/></draw:line><draw:line text:anchor-type="paragraph" draw:z-index="128" draw:style-name="gr1" draw:text-style-name="P19" svg:x1="5.066cm" svg:y1="0.272cm" svg:x2="5.066cm" svg:y2="1.803cm"><text:p/></draw:line><draw:line text:anchor-type="paragraph" draw:z-index="129" draw:style-name="gr1" draw:text-style-name="P19" svg:x1="7.024cm" svg:y1="0.245cm" svg:x2="7.024cm" svg:y2="1.776cm"><text:p/></draw:line><draw:line text:anchor-type="paragraph" draw:z-index="130" draw:style-name="gr1" draw:text-style-name="P19" svg:x1="8.505cm" svg:y1="0.245cm" svg:x2="8.505cm" svg:y2="1.776cm"><text:p/></draw:line><draw:line text:anchor-type="paragraph" draw:z-index="131" draw:style-name="gr1" draw:text-style-name="P19" svg:x1="10.516cm" svg:y1="0.245cm" svg:x2="10.516cm" svg:y2="1.776cm"><text:p/></draw:line><draw:line text:anchor-type="paragraph" draw:z-index="132" draw:style-name="gr1" draw:text-style-name="P19" svg:x1="11.945cm" svg:y1="0.245cm" svg:x2="11.945cm" svg:y2="1.776cm"><text:p/></draw:line><draw:frame text:anchor-type="paragraph" draw:z-index="182" draw:style-name="gr22" svg:width="0.583cm" svg:height="0.609cm" svg:x="12.681cm" svg:y="0.049cm"><draw:text-box><text:p>C<text:span text:style-name="T32">0</text:span></text:p></draw:text-box></draw:frame><text:span text:style-name="T14"> <text:s text:c="30"/>X</text:span><text:span text:style-name="T2">11-8 <text:s text:c="14"/></text:span><text:span text:style-name="T14">Y</text:span><text:span text:style-name="T2">11-8 <text:s text:c="18"/></text:span><text:span text:style-name="T14">X</text:span><text:span text:style-name="T2">7-4 <text:s text:c="13"/></text:span><text:span text:style-name="T14">Y</text:span><text:span text:style-name="T2">7-4 <text:s text:c="20"/></text:span><text:span text:style-name="T14">X</text:span><text:span text:style-name="T2">3-0 <text:s text:c="12"/></text:span><text:span text:style-name="T14">Y</text:span><text:span text:style-name="T2">3-0</text:span><text:span text:style-name="T14"> <text:s/></text:span></text:p>
      <text:p text:style-name="P1"/>
      <text:p text:style-name="P1"/>
      <text:p text:style-name="P1"><draw:rect text:anchor-type="paragraph" draw:z-index="133" draw:style-name="gr9" draw:text-style-name="P19" svg:width="1.982cm" svg:height="1.849cm" svg:x="3.314cm" svg:y="0.346cm"><text:p/></draw:rect><draw:rect text:anchor-type="paragraph" draw:z-index="134" draw:style-name="gr9" draw:text-style-name="P19" svg:width="1.982cm" svg:height="1.849cm" svg:x="6.754cm" svg:y="0.319cm"><text:p/></draw:rect><draw:rect text:anchor-type="paragraph" draw:z-index="135" draw:style-name="gr9" draw:text-style-name="P19" svg:width="1.982cm" svg:height="1.849cm" svg:x="10.22cm" svg:y="0.319cm"><text:p/></draw:rect></text:p>
      <text:p text:style-name="P1"/>
      <text:p text:style-name="Standard"><draw:line text:anchor-type="paragraph" draw:z-index="136" draw:style-name="gr5" draw:text-style-name="P19" svg:x1="12.204cm" svg:y1="0.325cm" svg:x2="12.841cm" svg:y2="0.325cm"><text:p/></draw:line><draw:line text:anchor-type="paragraph" draw:z-index="137" draw:style-name="gr1" draw:text-style-name="P19" svg:x1="9.273cm" svg:y1="0.272cm" svg:x2="9.296cm" svg:y2="2.253cm"><text:p/></draw:line><draw:line text:anchor-type="paragraph" draw:z-index="138" draw:style-name="gr1" draw:text-style-name="P19" svg:x1="5.833cm" svg:y1="0.377cm" svg:x2="5.833cm" svg:y2="2.252cm"><text:p/></draw:line><draw:line text:anchor-type="paragraph" draw:z-index="139" draw:style-name="gr5" draw:text-style-name="P19" svg:x1="8.738cm" svg:y1="0.272cm" svg:x2="9.269cm" svg:y2="0.272cm"><text:p/></draw:line><draw:line text:anchor-type="paragraph" draw:z-index="140" draw:style-name="gr5" draw:text-style-name="P19" svg:x1="5.299cm" svg:y1="0.377cm" svg:x2="5.83cm" svg:y2="0.377cm"><text:p/></draw:line><draw:line text:anchor-type="paragraph" draw:z-index="141" draw:style-name="gr6" draw:text-style-name="P19" svg:x1="5.51cm" svg:y1="0.086cm" svg:x2="5.533cm" svg:y2="2.914cm"><text:p/></draw:line><draw:line text:anchor-type="paragraph" draw:z-index="142" draw:style-name="gr8" draw:text-style-name="P19" svg:x1="2.071cm" svg:y1="0.034cm" svg:x2="2.071cm" svg:y2="1.75cm"><text:p/></draw:line><draw:line text:anchor-type="paragraph" draw:z-index="143" draw:style-name="gr6" draw:text-style-name="P19" svg:x1="2.071cm" svg:y1="0.086cm" svg:x2="5.534cm" svg:y2="0.086cm"><text:p/></draw:line><draw:line text:anchor-type="paragraph" draw:z-index="144" draw:style-name="gr1" draw:text-style-name="P19" svg:x1="2.547cm" svg:y1="0.483cm" svg:x2="3.311cm" svg:y2="0.483cm"><text:p/></draw:line><draw:line text:anchor-type="paragraph" draw:z-index="184" draw:style-name="gr14" draw:text-style-name="P19" svg:x1="2.547cm" svg:y1="0.483cm" svg:x2="2.573cm" svg:y2="3.78cm"><text:p/></draw:line><text:span text:style-name="T14"> <text:s text:c="33"/>4b CLA <text:s text:c="8"/>C</text:span><text:span text:style-name="T2">8</text:span><text:span text:style-name="T14"> <text:s text:c="6"/>4b CLA <text:s text:c="8"/>C</text:span><text:span text:style-name="T2">4</text:span><text:span text:style-name="T14"> <text:s text:c="6"/>4b CLA</text:span></text:p>
      <text:p text:style-name="P1"/>
      <text:p text:style-name="P1"><draw:line text:anchor-type="paragraph" draw:z-index="145" draw:style-name="gr1" draw:text-style-name="P19" svg:x1="10.41cm" svg:y1="0.224cm" svg:x2="10.41cm" svg:y2="1.279cm"><text:p/></draw:line><draw:line text:anchor-type="paragraph" draw:z-index="146" draw:style-name="gr1" draw:text-style-name="P19" svg:x1="11.204cm" svg:y1="0.224cm" svg:x2="11.204cm" svg:y2="1.279cm"><text:p/></draw:line><draw:line text:anchor-type="paragraph" draw:z-index="147" draw:style-name="gr1" draw:text-style-name="P19" svg:x1="7.024cm" svg:y1="0.224cm" svg:x2="7.024cm" svg:y2="1.279cm"><text:p/></draw:line><draw:line text:anchor-type="paragraph" draw:z-index="148" draw:style-name="gr1" draw:text-style-name="P19" svg:x1="7.818cm" svg:y1="0.224cm" svg:x2="7.818cm" svg:y2="1.279cm"><text:p/></draw:line><draw:line text:anchor-type="paragraph" draw:z-index="149" draw:style-name="gr1" draw:text-style-name="P19" svg:x1="3.558cm" svg:y1="0.25cm" svg:x2="3.558cm" svg:y2="1.305cm"><text:p/></draw:line><draw:line text:anchor-type="paragraph" draw:z-index="150" draw:style-name="gr1" draw:text-style-name="P19" svg:x1="4.299cm" svg:y1="0.224cm" svg:x2="4.299cm" svg:y2="1.279cm"><text:p/></draw:line><draw:line text:anchor-type="paragraph" draw:z-index="151" draw:style-name="gr1" draw:text-style-name="P19" svg:x1="4.907cm" svg:y1="0.25cm" svg:x2="4.907cm" svg:y2="0.829cm"><text:p/></draw:line><draw:line text:anchor-type="paragraph" draw:z-index="152" draw:style-name="gr1" draw:text-style-name="P19" svg:x1="8.426cm" svg:y1="0.224cm" svg:x2="8.426cm" svg:y2="0.803cm"><text:p/></draw:line><draw:line text:anchor-type="paragraph" draw:z-index="153" draw:style-name="gr1" draw:text-style-name="P19" svg:x1="11.786cm" svg:y1="0.224cm" svg:x2="11.786cm" svg:y2="0.803cm"><text:p/></draw:line></text:p>
      <text:p text:style-name="Standard"><draw:line text:anchor-type="paragraph" draw:z-index="154" draw:style-name="gr5" draw:text-style-name="P19" svg:x1="12.342cm" svg:y1="1.351cm" svg:x2="12.841cm" svg:y2="1.351cm"><text:p/></draw:line><text:span text:style-name="T14"> <text:s text:c="26"/>G</text:span><text:span text:style-name="T2">8-11 <text:s text:c="21"/></text:span><text:span text:style-name="T14">S</text:span><text:span text:style-name="T2">2 <text:s text:c="17"/></text:span><text:span text:style-name="T14">G</text:span><text:span text:style-name="T2">4,7 <text:s text:c="22"/></text:span><text:span text:style-name="T14">S</text:span><text:span text:style-name="T2">1 <text:s text:c="17"/></text:span><text:span text:style-name="T14">G</text:span><text:span text:style-name="T2">0,3 <text:s text:c="20"/></text:span><text:span text:style-name="T14">S</text:span><text:span text:style-name="T2">0 <text:s text:c="36"/></text:span></text:p>
      <text:p text:style-name="Standard"><draw:rect text:anchor-type="paragraph" draw:z-index="183" draw:style-name="gr23" draw:text-style-name="P19" svg:width="9.102cm" svg:height="1.059cm" svg:x="3.235cm" svg:y="0.325cm"><text:p/></draw:rect><text:span text:style-name="T2"> <text:s text:c="63"/></text:span><text:span text:style-name="T14">P</text:span><text:span text:style-name="T2">8-11 <text:s text:c="46"/></text:span><text:span text:style-name="T14">P</text:span><text:span text:style-name="T2">4-7 <text:s text:c="45"/></text:span><text:span text:style-name="T14">P</text:span><text:span text:style-name="T2">0-3</text:span></text:p>
      <text:p text:style-name="Standard"><draw:line text:anchor-type="paragraph" draw:z-index="155" draw:style-name="gr6" draw:text-style-name="P19" svg:x1="5.51cm" svg:y1="0.483cm" svg:x2="10.745cm" svg:y2="0.483cm"><text:p/></draw:line><text:span text:style-name="T2"> <text:s text:c="96"/></text:span><text:span text:style-name="T14">Carry generator </text:span></text:p>
      <text:p text:style-name="P1"/>
      <text:p text:style-name="P1"><draw:line text:anchor-type="paragraph" draw:z-index="185" draw:style-name="gr24" draw:text-style-name="P19" svg:x1="3.685cm" svg:y1="0.081cm" svg:x2="3.685cm" svg:y2="0.346cm"><text:p/></draw:line> <text:s text:c="19"/><text:span text:style-name="T29">C</text:span><text:span text:style-name="T10">12 <text:s text:c="11"/></text:span><text:s/></text:p>
      <text:p text:style-name="P1"/>
      <text:p text:style-name="Standard"><text:span text:style-name="T14">Here, <text:s/>G</text:span><text:span text:style-name="T2">i,i+3 </text:span><text:span text:style-name="T14">= g</text:span><text:span text:style-name="T2">i+3 <text:s/></text:span><text:span text:style-name="T14">+ <text:s/>g</text:span><text:span text:style-name="T2">i+2 </text:span><text:span text:style-name="T14">p</text:span><text:span text:style-name="T2">i+3 </text:span><text:span text:style-name="T14">+ g</text:span><text:span text:style-name="T2">i+1 </text:span><text:span text:style-name="T14">p</text:span><text:span text:style-name="T2">i+2 </text:span><text:span text:style-name="T14">p</text:span><text:span text:style-name="T2">i+3 <text:s/></text:span><text:span text:style-name="T14">+ <text:s/>g</text:span><text:span text:style-name="T2">i </text:span><text:span text:style-name="T14">p</text:span><text:span text:style-name="T2">i+1 </text:span><text:span text:style-name="T14">p</text:span><text:span text:style-name="T2">i+2</text:span><text:span text:style-name="T14">p</text:span><text:span text:style-name="T2">i+3 </text:span><text:span text:style-name="T14">.....................(4) <text:s/>=&gt; 2Δ</text:span><text:span text:style-name="T2">G </text:span><text:span text:style-name="T14"><text:s/>gate delay</text:span></text:p>
      <text:p text:style-name="Standard"><text:span text:style-name="T14"><text:s text:c="11"/>P</text:span><text:span text:style-name="T2">i,i+3 </text:span><text:span text:style-name="T14">= p</text:span><text:span text:style-name="T2">i <text:s/></text:span><text:span text:style-name="T14">p</text:span><text:span text:style-name="T2">i+1 </text:span><text:span text:style-name="T14">p</text:span><text:span text:style-name="T2">i+2 </text:span><text:span text:style-name="T14">p</text:span><text:span text:style-name="T2">i+3</text:span></text:p>
      <text:p text:style-name="P1"/>
      <text:p text:style-name="Standard"><text:span text:style-name="T2"><text:s text:c="18"/></text:span><text:span text:style-name="T14">C</text:span><text:span text:style-name="T2">4 </text:span><text:span text:style-name="T14">= G</text:span><text:span text:style-name="T2">0,3 <text:s/></text:span><text:span text:style-name="T14">+ <text:s/>P</text:span><text:span text:style-name="T2">0,3 </text:span><text:span text:style-name="T14">. C</text:span><text:span text:style-name="T2">0</text:span></text:p>
      <text:p text:style-name="Standard"><text:span text:style-name="T14"><text:s text:c="11"/>C</text:span><text:span text:style-name="T2">8 </text:span><text:span text:style-name="T14">= G</text:span><text:span text:style-name="T2">4,7 </text:span><text:span text:style-name="T14">+ <text:s/>P</text:span><text:span text:style-name="T2">4,7 </text:span><text:span text:style-name="T14">. C</text:span><text:span text:style-name="T2">4 <text:s/></text:span><text:span text:style-name="T14">= G</text:span><text:span text:style-name="T2">4,7 </text:span><text:span text:style-name="T14">+ P</text:span><text:span text:style-name="T2">4,7 </text:span><text:span text:style-name="T14">. G</text:span><text:span text:style-name="T2">0,3 <text:s/></text:span><text:span text:style-name="T14">+ P</text:span><text:span text:style-name="T2">4,7 </text:span><text:span text:style-name="T14">.P</text:span><text:span text:style-name="T2">0,3 </text:span><text:span text:style-name="T14">.C</text:span><text:span text:style-name="T2">0</text:span></text:p>
      <text:p text:style-name="Standard"><text:span text:style-name="T14"><text:s text:c="11"/>C</text:span><text:span text:style-name="T2">12 </text:span><text:span text:style-name="T14">= G</text:span><text:span text:style-name="T2">8-11 </text:span><text:span text:style-name="T14">+ P</text:span><text:span text:style-name="T2">8,11 </text:span><text:span text:style-name="T14">. C</text:span><text:span text:style-name="T2">8 </text:span><text:span text:style-name="T14">( C</text:span><text:span text:style-name="T2">12 </text:span><text:span text:style-name="T14">is generated by the 4b CLA instead of Carry generator, hence, it</text:span></text:p>
      <text:p text:style-name="Standard"><text:span text:style-name="T14"><text:s text:c="48"/>would depend on C</text:span><text:span text:style-name="T2">8 </text:span><text:span text:style-name="T14">and not C</text:span><text:span text:style-name="T2">0 </text:span><text:span text:style-name="T14">due to which it forms the critical path)</text:span></text:p>
      <text:p text:style-name="P1"/>
      <text:p text:style-name="Standard"><text:span text:style-name="T14">As <text:s/>can be seen from the figure, critical path will be from X</text:span><text:span text:style-name="T2">11-8 </text:span><text:span text:style-name="T14">/ Y</text:span><text:span text:style-name="T2">11-8 </text:span><text:span text:style-name="T14">/ X</text:span><text:span text:style-name="T2">7-4 </text:span><text:span text:style-name="T14">/ Y</text:span><text:span text:style-name="T2">7-4 </text:span><text:span text:style-name="T14">/X</text:span><text:span text:style-name="T2">3-0 </text:span><text:span text:style-name="T14">/Y</text:span><text:span text:style-name="T2">3-0 <text:s/></text:span><text:span text:style-name="T14">to <text:s/>C</text:span><text:span text:style-name="T2">12</text:span></text:p>
      <text:p text:style-name="Standard"><text:span text:style-name="T17">Hence, critical path delay = (1Δ</text:span><text:span text:style-name="T9">G </text:span><text:span text:style-name="T17">+ 2Δ</text:span><text:span text:style-name="T9">G </text:span><text:span text:style-name="T17">)</text:span><text:span text:style-name="T9">G and P from 4 b CLA </text:span><text:span text:style-name="T17"><text:s/>+ (2Δ</text:span><text:span text:style-name="T9">G</text:span><text:span text:style-name="T17">)</text:span><text:span text:style-name="T9">Carry generator </text:span><text:span text:style-name="T17"><text:s/>+ (2Δ</text:span><text:span text:style-name="T9">G </text:span><text:span text:style-name="T17">) </text:span><text:span text:style-name="T9">Carry generator within 4b CLA</text:span></text:p>
      <text:p text:style-name="Standard"><text:span text:style-name="T9"><text:s text:c="71"/></text:span><text:span text:style-name="T17">= <text:s/>7Δ</text:span><text:span text:style-name="T9">G</text:span></text:p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Tahoma" svg:font-family="Tahoma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fo:keep-together="always"/>
    </style:style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20:32:18</meta:creation-date>
    <dc:language>en-IN</dc:language>
    <dc:date>2020-11-17T00:53:38.697744062</dc:date>
    <meta:editing-cycles>5</meta:editing-cycles>
    <meta:editing-duration>PT17M25S</meta:editing-duration>
    <meta:generator>LibreOffice/4.2.8.2$Linux_X86_64 LibreOffice_project/420m0$Build-2</meta:generator>
    <meta:document-statistic meta:table-count="3" meta:image-count="0" meta:object-count="2" meta:page-count="7" meta:paragraph-count="456" meta:word-count="1764" meta:character-count="13298" meta:non-whitespace-character-count="5876"/>
  </office:meta>
</office:document-meta>
</file>

<file path=Object 2/content.xml><?xml version="1.0" encoding="utf-8"?>
<math xmlns="http://www.w3.org/1998/Math/MathML" display="block">
  <semantics>
    <mrow>
      <mn>1110000100111</mn>
      <munder>
        <munder>
          <mrow>
            <mn>0.</mn>
            <mn>..0</mn>
          </mrow>
          <mo stretchy="true">⏟</mo>
        </munder>
        <mrow>
          <mn>19</mn>
          <mi mathvariant="italic">zeros</mi>
        </mrow>
      </munder>
    </mrow>
    <annotation encoding="StarMath 5.0">1110000100111 {0. ..0} underbrace {19 zeros}</annotation>
  </semantics>
</math>
</file>

<file path=Object 4/content.xml><?xml version="1.0" encoding="utf-8"?>
<math xmlns="http://www.w3.org/1998/Math/MathML" display="block">
  <semantics>
    <mrow>
      <mn>0111</mn>
      <munder>
        <munder>
          <mrow>
            <mn>0.</mn>
            <mn>..0</mn>
          </mrow>
          <mo stretchy="true">⏟</mo>
        </munder>
        <mrow>
          <mn>19</mn>
          <mi mathvariant="italic">zeros</mi>
        </mrow>
      </munder>
    </mrow>
    <annotation encoding="StarMath 5.0">0111 {0. ..0} underbrace {19 zeros}</annotation>
  </semantics>
</math>
</file>